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1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3751" table:style-name="ce36">
            <text:p><text:s text:c="2"/>13 751</text:p>
          </table:table-cell>
          <table:table-cell office:value-type="float" office:value="1149" table:style-name="ce36">
            <text:p><text:s text:c="2"/>1 149</text:p>
          </table:table-cell>
          <table:table-cell office:value-type="float" office:value="782" table:style-name="ce36">
            <text:p><text:s text:c="3"/>78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-216" table:style-name="ce36">
            <text:p><text:s/>(-) <text:s text:c="2"/>216</text:p>
          </table:table-cell>
          <table:table-cell office:value-type="float" office:value="-184" table:style-name="ce36">
            <text:p><text:s/>(-) <text:s text:c="2"/>184</text:p>
          </table:table-cell>
          <table:table-cell office:value-type="float" office:value="12004" table:style-name="ce36">
            <text:p><text:s text:c="2"/>12 00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6722" table:style-name="ce36">
            <text:p><text:s text:c="2"/>26 722</text:p>
          </table:table-cell>
          <table:table-cell office:value-type="float" office:value="2566" table:style-name="ce36">
            <text:p><text:s text:c="2"/>2 566</text:p>
          </table:table-cell>
          <table:table-cell office:value-type="float" office:value="1439" table:style-name="ce36">
            <text:p><text:s text:c="2"/>1 4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-168" table:style-name="ce36">
            <text:p><text:s/>(-) <text:s text:c="2"/>168</text:p>
          </table:table-cell>
          <table:table-cell office:value-type="float" office:value="-35" table:style-name="ce36">
            <text:p><text:s/>(-) <text:s text:c="2"/>35</text:p>
          </table:table-cell>
          <table:table-cell office:value-type="float" office:value="22752" table:style-name="ce36">
            <text:p><text:s text:c="2"/>22 75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579" table:style-name="ce36">
            <text:p><text:s text:c="2"/>9 579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8787" table:style-name="ce36">
            <text:p><text:s text:c="2"/>8 78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3806" table:style-name="ce36">
            <text:p><text:s text:c="2"/>43 8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8" table:style-name="ce36">
            <text:p><text:s text:c="2"/>1 6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126" table:style-name="ce36">
            <text:p><text:s text:c="2"/>1 126</text:p>
          </table:table-cell>
          <table:table-cell office:value-type="float" office:value="1169" table:style-name="ce36">
            <text:p><text:s text:c="2"/>1 169</text:p>
          </table:table-cell>
          <table:table-cell office:value-type="float" office:value="40949" table:style-name="ce36">
            <text:p><text:s text:c="2"/>40 94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57650" table:style-name="ce36">
            <text:p><text:s text:c="2"/>57 650</text:p>
          </table:table-cell>
          <table:table-cell office:value-type="float" office:value="3219" table:style-name="ce36">
            <text:p><text:s text:c="2"/>3 219</text:p>
          </table:table-cell>
          <table:table-cell office:value-type="float" office:value="1904" table:style-name="ce36">
            <text:p><text:s text:c="2"/>1 9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52259" table:style-name="ce36">
            <text:p><text:s text:c="2"/>52 25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7789" table:style-name="ce37">
            <text:p><text:s text:c="2"/>47 789</text:p>
          </table:table-cell>
          <table:table-cell office:value-type="float" office:value="8238" table:style-name="ce37">
            <text:p><text:s text:c="2"/>8 238</text:p>
          </table:table-cell>
          <table:table-cell office:value-type="float" office:value="977" table:style-name="ce37">
            <text:p><text:s text:c="3"/>977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2" table:style-name="ce37">
            <text:p><text:s text:c="2"/>1 132</text:p>
          </table:table-cell>
          <table:table-cell office:value-type="float" office:value="-48" table:style-name="ce37">
            <text:p><text:s/>(-) <text:s text:c="2"/>48</text:p>
          </table:table-cell>
          <table:table-cell office:value-type="float" office:value="1173" table:style-name="ce37">
            <text:p><text:s text:c="2"/>1 173</text:p>
          </table:table-cell>
          <table:table-cell office:value-type="float" office:value="37401" table:style-name="ce37">
            <text:p><text:s text:c="2"/>37 40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842" table:style-name="ce37">
            <text:p><text:s text:c="2"/>9 842</text:p>
          </table:table-cell>
          <table:table-cell office:value-type="float" office:value="2875" table:style-name="ce37">
            <text:p><text:s text:c="2"/>2 875</text:p>
          </table:table-cell>
          <table:table-cell office:value-type="float" office:value="478" table:style-name="ce37">
            <text:p><text:s text:c="3"/>4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6363" table:style-name="ce37">
            <text:p><text:s text:c="2"/>6 36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7082" table:style-name="ce37">
            <text:p><text:s text:c="2"/>17 082</text:p>
          </table:table-cell>
          <table:table-cell office:value-type="float" office:value="941" table:style-name="ce37">
            <text:p><text:s text:c="3"/>941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-303" table:style-name="ce37">
            <text:p><text:s/>(-) <text:s text:c="2"/>303</text:p>
          </table:table-cell>
          <table:table-cell office:value-type="float" office:value="-258" table:style-name="ce37">
            <text:p><text:s/>(-) <text:s text:c="2"/>258</text:p>
          </table:table-cell>
          <table:table-cell office:value-type="float" office:value="16264" table:style-name="ce37">
            <text:p><text:s text:c="2"/>16 26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1906" table:style-name="ce37">
            <text:p><text:s text:c="2"/>21 906</text:p>
          </table:table-cell>
          <table:table-cell office:value-type="float" office:value="4876" table:style-name="ce37">
            <text:p><text:s text:c="2"/>4 876</text:p>
          </table:table-cell>
          <table:table-cell office:value-type="float" office:value="434" table:style-name="ce37">
            <text:p><text:s text:c="3"/>434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7" table:style-name="ce37">
            <text:p><text:s text:c="3"/>657</text:p>
          </table:table-cell>
          <table:table-cell office:value-type="float" office:value="302" table:style-name="ce37">
            <text:p><text:s text:c="3"/>302</text:p>
          </table:table-cell>
          <table:table-cell office:value-type="float" office:value="997" table:style-name="ce37">
            <text:p><text:s text:c="3"/>997</text:p>
          </table:table-cell>
          <table:table-cell office:value-type="float" office:value="15599" table:style-name="ce37">
            <text:p><text:s text:c="2"/>15 599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53093" table:style-name="ce37">
            <text:p><text:s text:c="2"/>53 093</text:p>
          </table:table-cell>
          <table:table-cell office:value-type="float" office:value="3751" table:style-name="ce37">
            <text:p><text:s text:c="2"/>3 751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3" table:style-name="ce37">
            <text:p><text:s text:c="3"/>803</text:p>
          </table:table-cell>
          <table:table-cell office:value-type="float" office:value="725" table:style-name="ce37">
            <text:p><text:s text:c="3"/>725</text:p>
          </table:table-cell>
          <table:table-cell office:value-type="float" office:value="1528" table:style-name="ce37">
            <text:p><text:s text:c="2"/>1 528</text:p>
          </table:table-cell>
          <table:table-cell office:value-type="float" office:value="47736" table:style-name="ce37">
            <text:p><text:s text:c="2"/>47 73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1404" table:style-name="ce36">
            <text:p><text:s text:c="2"/>21 404</text:p>
          </table:table-cell>
          <table:table-cell office:value-type="float" office:value="2392" table:style-name="ce36">
            <text:p><text:s text:c="2"/>2 392</text:p>
          </table:table-cell>
          <table:table-cell office:value-type="float" office:value="641" table:style-name="ce36">
            <text:p><text:s text:c="3"/>6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356" table:style-name="ce36">
            <text:p><text:s text:c="3"/>356</text:p>
          </table:table-cell>
          <table:table-cell office:value-type="float" office:value="18015" table:style-name="ce36">
            <text:p><text:s text:c="2"/>18 01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451" table:style-name="ce36">
            <text:p><text:s text:c="2"/>6 451</text:p>
          </table:table-cell>
          <table:table-cell office:value-type="float" office:value="367" table:style-name="ce36">
            <text:p><text:s text:c="3"/>367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5948" table:style-name="ce36">
            <text:p><text:s text:c="2"/>5 94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18189" table:style-name="ce36">
            <text:p><text:s text:c="2"/>18 189</text:p>
          </table:table-cell>
          <table:table-cell office:value-type="float" office:value="1366" table:style-name="ce36">
            <text:p><text:s text:c="2"/>1 366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340" table:style-name="ce36">
            <text:p><text:s text:c="3"/>340</text:p>
          </table:table-cell>
          <table:table-cell office:value-type="float" office:value="670" table:style-name="ce36">
            <text:p><text:s text:c="3"/>670</text:p>
          </table:table-cell>
          <table:table-cell office:value-type="float" office:value="16051" table:style-name="ce36">
            <text:p><text:s text:c="2"/>16 05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4811" table:style-name="ce36">
            <text:p><text:s text:c="2"/>24 811</text:p>
          </table:table-cell>
          <table:table-cell office:value-type="float" office:value="2340" table:style-name="ce36">
            <text:p><text:s text:c="2"/>2 340</text:p>
          </table:table-cell>
          <table:table-cell office:value-type="float" office:value="304" table:style-name="ce36">
            <text:p><text:s text:c="3"/>304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2" table:style-name="ce36">
            <text:p><text:s text:c="2"/>1 362</text:p>
          </table:table-cell>
          <table:table-cell office:value-type="float" office:value="415" table:style-name="ce36">
            <text:p><text:s text:c="3"/>415</text:p>
          </table:table-cell>
          <table:table-cell office:value-type="float" office:value="1849" table:style-name="ce36">
            <text:p><text:s text:c="2"/>1 849</text:p>
          </table:table-cell>
          <table:table-cell office:value-type="float" office:value="20318" table:style-name="ce36">
            <text:p><text:s text:c="2"/>20 318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8569" table:style-name="ce36">
            <text:p><text:s text:c="2"/>8 569</text:p>
          </table:table-cell>
          <table:table-cell office:value-type="float" office:value="922" table:style-name="ce36">
            <text:p><text:s text:c="3"/>922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8" table:style-name="ce36">
            <text:p><text:s text:c="3"/>558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680" table:style-name="ce36">
            <text:p><text:s text:c="3"/>680</text:p>
          </table:table-cell>
          <table:table-cell office:value-type="float" office:value="6927" table:style-name="ce36">
            <text:p><text:s text:c="2"/>6 92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9461" table:style-name="ce37">
            <text:p><text:s text:c="2"/>9 4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4" table:style-name="ce37">
            <text:p><text:s text:c="3"/>6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77" table:style-name="ce37">
            <text:p><text:s text:c="2"/>8 77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4256" table:style-name="ce37">
            <text:p><text:s text:c="2"/>24 256</text:p>
          </table:table-cell>
          <table:table-cell office:value-type="float" office:value="4514" table:style-name="ce37">
            <text:p><text:s text:c="2"/>4 514</text:p>
          </table:table-cell>
          <table:table-cell office:value-type="float" office:value="1257" table:style-name="ce37">
            <text:p><text:s text:c="2"/>1 257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0" table:style-name="ce37">
            <text:p><text:s text:c="2"/>1 100</text:p>
          </table:table-cell>
          <table:table-cell office:value-type="float" office:value="491" table:style-name="ce37">
            <text:p><text:s text:c="3"/>491</text:p>
          </table:table-cell>
          <table:table-cell office:value-type="float" office:value="1603" table:style-name="ce37">
            <text:p><text:s text:c="2"/>1 603</text:p>
          </table:table-cell>
          <table:table-cell office:value-type="float" office:value="16882" table:style-name="ce37">
            <text:p><text:s text:c="2"/>16 88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81553" table:style-name="ce37">
            <text:p><text:s text:c="2"/>181 5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6" table:style-name="ce37">
            <text:p><text:s text:c="3"/>5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68" table:style-name="ce37">
            <text:p><text:s text:c="2"/>2 368</text:p>
          </table:table-cell>
          <table:table-cell office:value-type="float" office:value="2368" table:style-name="ce37">
            <text:p><text:s text:c="2"/>2 368</text:p>
          </table:table-cell>
          <table:table-cell office:value-type="float" office:value="178659" table:style-name="ce37">
            <text:p><text:s text:c="2"/>178 65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86142" table:style-name="ce37">
            <text:p><text:s text:c="2"/>86 142</text:p>
          </table:table-cell>
          <table:table-cell office:value-type="float" office:value="7229" table:style-name="ce37">
            <text:p><text:s text:c="2"/>7 229</text:p>
          </table:table-cell>
          <table:table-cell office:value-type="float" office:value="1910" table:style-name="ce37">
            <text:p><text:s text:c="2"/>1 9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76801" table:style-name="ce37">
            <text:p><text:s text:c="2"/>76 80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6559" table:style-name="ce37">
            <text:p><text:s text:c="2"/>16 559</text:p>
          </table:table-cell>
          <table:table-cell office:value-type="float" office:value="2054" table:style-name="ce37">
            <text:p><text:s text:c="2"/>2 054</text:p>
          </table:table-cell>
          <table:table-cell office:value-type="float" office:value="663" table:style-name="ce37">
            <text:p><text:s text:c="3"/>66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1" table:style-name="ce37">
            <text:p><text:s text:c="3"/>451</text:p>
          </table:table-cell>
          <table:table-cell office:value-type="float" office:value="454" table:style-name="ce37">
            <text:p><text:s text:c="3"/>454</text:p>
          </table:table-cell>
          <table:table-cell office:value-type="float" office:value="13388" table:style-name="ce37">
            <text:p><text:s text:c="2"/>13 38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0348" table:style-name="ce36">
            <text:p><text:s text:c="2"/>100 348</text:p>
          </table:table-cell>
          <table:table-cell office:value-type="float" office:value="14430" table:style-name="ce36">
            <text:p><text:s text:c="2"/>14 430</text:p>
          </table:table-cell>
          <table:table-cell office:value-type="float" office:value="897" table:style-name="ce36">
            <text:p><text:s text:c="3"/>89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22" table:style-name="ce36">
            <text:p><text:s text:c="2"/>6 622</text:p>
          </table:table-cell>
          <table:table-cell office:value-type="float" office:value="1639" table:style-name="ce36">
            <text:p><text:s text:c="2"/>1 639</text:p>
          </table:table-cell>
          <table:table-cell office:value-type="float" office:value="8284" table:style-name="ce36">
            <text:p><text:s text:c="2"/>8 284</text:p>
          </table:table-cell>
          <table:table-cell office:value-type="float" office:value="76737" table:style-name="ce36">
            <text:p><text:s text:c="2"/>76 73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1423" table:style-name="ce36">
            <text:p><text:s text:c="2"/>11 423</text:p>
          </table:table-cell>
          <table:table-cell office:value-type="float" office:value="1048" table:style-name="ce36">
            <text:p><text:s text:c="2"/>1 048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3" table:style-name="ce36">
            <text:p><text:s text:c="3"/>533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703" table:style-name="ce36">
            <text:p><text:s text:c="3"/>703</text:p>
          </table:table-cell>
          <table:table-cell office:value-type="float" office:value="9595" table:style-name="ce36">
            <text:p><text:s text:c="2"/>9 59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7816" table:style-name="ce36">
            <text:p><text:s text:c="2"/>37 816</text:p>
          </table:table-cell>
          <table:table-cell office:value-type="float" office:value="3753" table:style-name="ce36">
            <text:p><text:s text:c="2"/>3 753</text:p>
          </table:table-cell>
          <table:table-cell office:value-type="float" office:value="494" table:style-name="ce36">
            <text:p><text:s text:c="3"/>4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1" table:style-name="ce36">
            <text:p><text:s text:c="2"/>2 021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2338" table:style-name="ce36">
            <text:p><text:s text:c="2"/>2 338</text:p>
          </table:table-cell>
          <table:table-cell office:value-type="float" office:value="31231" table:style-name="ce36">
            <text:p><text:s text:c="2"/>31 23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6381" table:style-name="ce36">
            <text:p><text:s text:c="2"/>6 381</text:p>
          </table:table-cell>
          <table:table-cell office:value-type="float" office:value="861" table:style-name="ce36">
            <text:p><text:s text:c="3"/>861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603" table:style-name="ce36">
            <text:p><text:s text:c="3"/>603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911" table:style-name="ce36">
            <text:p><text:s text:c="3"/>911</text:p>
          </table:table-cell>
          <table:table-cell office:value-type="float" office:value="4554" table:style-name="ce36">
            <text:p><text:s text:c="2"/>4 55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8080" table:style-name="ce36">
            <text:p><text:s text:c="2"/>18 080</text:p>
          </table:table-cell>
          <table:table-cell office:value-type="float" office:value="2644" table:style-name="ce36">
            <text:p><text:s text:c="2"/>2 644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5" table:style-name="ce36">
            <text:p><text:s text:c="2"/>1 365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1804" table:style-name="ce36">
            <text:p><text:s text:c="2"/>1 804</text:p>
          </table:table-cell>
          <table:table-cell office:value-type="float" office:value="13242" table:style-name="ce36">
            <text:p><text:s text:c="2"/>13 24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46705" table:style-name="ce37">
            <text:p><text:s text:c="2"/>46 705</text:p>
          </table:table-cell>
          <table:table-cell office:value-type="float" office:value="7965" table:style-name="ce37">
            <text:p><text:s text:c="2"/>7 965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5074" table:style-name="ce37">
            <text:p><text:s text:c="2"/>5 074</text:p>
          </table:table-cell>
          <table:table-cell office:value-type="float" office:value="1095" table:style-name="ce37">
            <text:p><text:s text:c="2"/>1 095</text:p>
          </table:table-cell>
          <table:table-cell office:value-type="float" office:value="6403" table:style-name="ce37">
            <text:p><text:s text:c="2"/>6 403</text:p>
          </table:table-cell>
          <table:table-cell office:value-type="float" office:value="31969" table:style-name="ce37">
            <text:p><text:s text:c="2"/>31 9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7575" table:style-name="ce38">
            <text:p><text:s text:c="2"/>47 575</text:p>
          </table:table-cell>
          <table:table-cell office:value-type="float" office:value="5350" table:style-name="ce38">
            <text:p><text:s text:c="2"/>5 350</text:p>
          </table:table-cell>
          <table:table-cell office:value-type="float" office:value="1155" table:style-name="ce38">
            <text:p><text:s text:c="2"/>1 15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1173" table:style-name="ce38">
            <text:p><text:s text:c="2"/>1 173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1727" table:style-name="ce38">
            <text:p><text:s text:c="2"/>1 727</text:p>
          </table:table-cell>
          <table:table-cell office:value-type="float" office:value="39343" table:style-name="ce38">
            <text:p><text:s text:c="2"/>39 34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8018" table:style-name="ce37">
            <text:p><text:s text:c="2"/>28 018</text:p>
          </table:table-cell>
          <table:table-cell office:value-type="float" office:value="5701" table:style-name="ce37">
            <text:p><text:s text:c="2"/>5 701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56" table:style-name="ce37">
            <text:p><text:s text:c="2"/>2 656</text:p>
          </table:table-cell>
          <table:table-cell office:value-type="float" office:value="458" table:style-name="ce37">
            <text:p><text:s text:c="3"/>458</text:p>
          </table:table-cell>
          <table:table-cell office:value-type="float" office:value="3197" table:style-name="ce37">
            <text:p><text:s text:c="2"/>3 197</text:p>
          </table:table-cell>
          <table:table-cell office:value-type="float" office:value="18901" table:style-name="ce37">
            <text:p><text:s text:c="2"/>18 90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52164" table:style-name="ce37">
            <text:p><text:s text:c="2"/>52 164</text:p>
          </table:table-cell>
          <table:table-cell office:value-type="float" office:value="3700" table:style-name="ce37">
            <text:p><text:s text:c="2"/>3 700</text:p>
          </table:table-cell>
          <table:table-cell office:value-type="float" office:value="1424" table:style-name="ce37">
            <text:p><text:s text:c="2"/>1 424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38" table:style-name="ce37">
            <text:p><text:s text:c="2"/>2 438</text:p>
          </table:table-cell>
          <table:table-cell office:value-type="float" office:value="1276" table:style-name="ce37">
            <text:p><text:s text:c="2"/>1 276</text:p>
          </table:table-cell>
          <table:table-cell office:value-type="float" office:value="3836" table:style-name="ce37">
            <text:p><text:s text:c="2"/>3 836</text:p>
          </table:table-cell>
          <table:table-cell office:value-type="float" office:value="43204" table:style-name="ce37">
            <text:p><text:s text:c="2"/>43 204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2382" table:style-name="ce37">
            <text:p><text:s text:c="2"/>12 382</text:p>
          </table:table-cell>
          <table:table-cell office:value-type="float" office:value="2356" table:style-name="ce37">
            <text:p><text:s text:c="2"/>2 356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5" table:style-name="ce37">
            <text:p><text:s text:c="2"/>1 175</text:p>
          </table:table-cell>
          <table:table-cell office:value-type="float" office:value="209" table:style-name="ce37">
            <text:p><text:s text:c="3"/>209</text:p>
          </table:table-cell>
          <table:table-cell office:value-type="float" office:value="1393" table:style-name="ce37">
            <text:p><text:s text:c="2"/>1 393</text:p>
          </table:table-cell>
          <table:table-cell office:value-type="float" office:value="8494" table:style-name="ce37">
            <text:p><text:s text:c="2"/>8 49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5851" table:style-name="ce36">
            <text:p><text:s text:c="2"/>15 851</text:p>
          </table:table-cell>
          <table:table-cell office:value-type="float" office:value="3645" table:style-name="ce36">
            <text:p><text:s text:c="2"/>3 645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4" table:style-name="ce36">
            <text:p><text:s text:c="3"/>744</text:p>
          </table:table-cell>
          <table:table-cell office:value-type="float" office:value="332" table:style-name="ce36">
            <text:p><text:s text:c="3"/>332</text:p>
          </table:table-cell>
          <table:table-cell office:value-type="float" office:value="1077" table:style-name="ce36">
            <text:p><text:s text:c="2"/>1 077</text:p>
          </table:table-cell>
          <table:table-cell office:value-type="float" office:value="10847" table:style-name="ce36">
            <text:p><text:s text:c="2"/>10 84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33599" table:style-name="ce36">
            <text:p><text:s text:c="2"/>33 599</text:p>
          </table:table-cell>
          <table:table-cell office:value-type="float" office:value="5988" table:style-name="ce36">
            <text:p><text:s text:c="2"/>5 988</text:p>
          </table:table-cell>
          <table:table-cell office:value-type="float" office:value="543" table:style-name="ce36">
            <text:p><text:s text:c="3"/>54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71" table:style-name="ce36">
            <text:p><text:s text:c="2"/>1 571</text:p>
          </table:table-cell>
          <table:table-cell office:value-type="float" office:value="696" table:style-name="ce36">
            <text:p><text:s text:c="3"/>696</text:p>
          </table:table-cell>
          <table:table-cell office:value-type="float" office:value="2282" table:style-name="ce36">
            <text:p><text:s text:c="2"/>2 282</text:p>
          </table:table-cell>
          <table:table-cell office:value-type="float" office:value="24786" table:style-name="ce36">
            <text:p><text:s text:c="2"/>24 78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28240" table:style-name="ce36">
            <text:p><text:s text:c="2"/>28 240</text:p>
          </table:table-cell>
          <table:table-cell office:value-type="float" office:value="4355" table:style-name="ce36">
            <text:p><text:s text:c="2"/>4 355</text:p>
          </table:table-cell>
          <table:table-cell office:value-type="float" office:value="839" table:style-name="ce36">
            <text:p><text:s text:c="3"/>839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131" table:style-name="ce36">
            <text:p><text:s text:c="2"/>1 131</text:p>
          </table:table-cell>
          <table:table-cell office:value-type="float" office:value="646" table:style-name="ce36">
            <text:p><text:s text:c="3"/>646</text:p>
          </table:table-cell>
          <table:table-cell office:value-type="float" office:value="1916" table:style-name="ce36">
            <text:p><text:s text:c="2"/>1 916</text:p>
          </table:table-cell>
          <table:table-cell office:value-type="float" office:value="21130" table:style-name="ce36">
            <text:p><text:s text:c="2"/>21 13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07165" table:style-name="ce36">
            <text:p><text:s text:c="2"/>107 165</text:p>
          </table:table-cell>
          <table:table-cell office:value-type="float" office:value="26759" table:style-name="ce36">
            <text:p><text:s text:c="2"/>26 759</text:p>
          </table:table-cell>
          <table:table-cell office:value-type="float" office:value="601" table:style-name="ce36">
            <text:p><text:s text:c="3"/>601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364" table:style-name="ce36">
            <text:p><text:s text:c="3"/>364</text:p>
          </table:table-cell>
          <table:table-cell office:value-type="float" office:value="9817" table:style-name="ce36">
            <text:p><text:s text:c="2"/>9 817</text:p>
          </table:table-cell>
          <table:table-cell office:value-type="float" office:value="1766" table:style-name="ce36">
            <text:p><text:s text:c="2"/>1 766</text:p>
          </table:table-cell>
          <table:table-cell office:value-type="float" office:value="12098" table:style-name="ce36">
            <text:p><text:s text:c="2"/>12 098</text:p>
          </table:table-cell>
          <table:table-cell office:value-type="float" office:value="67707" table:style-name="ce36">
            <text:p><text:s text:c="2"/>67 70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98987" table:style-name="ce36">
            <text:p><text:s text:c="2"/>98 987</text:p>
          </table:table-cell>
          <table:table-cell office:value-type="float" office:value="12830" table:style-name="ce36">
            <text:p><text:s text:c="2"/>12 830</text:p>
          </table:table-cell>
          <table:table-cell office:value-type="float" office:value="1436" table:style-name="ce36">
            <text:p><text:s text:c="2"/>1 436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4046" table:style-name="ce36">
            <text:p><text:s text:c="2"/>4 046</text:p>
          </table:table-cell>
          <table:table-cell office:value-type="float" office:value="9976" table:style-name="ce36">
            <text:p><text:s text:c="2"/>9 976</text:p>
          </table:table-cell>
          <table:table-cell office:value-type="float" office:value="7203" table:style-name="ce36">
            <text:p><text:s text:c="2"/>7 203</text:p>
          </table:table-cell>
          <table:table-cell office:value-type="float" office:value="21407" table:style-name="ce36">
            <text:p><text:s text:c="2"/>21 407</text:p>
          </table:table-cell>
          <table:table-cell office:value-type="float" office:value="63314" table:style-name="ce36">
            <text:p><text:s text:c="2"/>63 31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5120" table:style-name="ce37">
            <text:p><text:s text:c="2"/>25 120</text:p>
          </table:table-cell>
          <table:table-cell office:value-type="float" office:value="1754" table:style-name="ce37">
            <text:p><text:s text:c="2"/>1 754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857" table:style-name="ce37">
            <text:p><text:s text:c="2"/>2 857</text:p>
          </table:table-cell>
          <table:table-cell office:value-type="float" office:value="3206" table:style-name="ce37">
            <text:p><text:s text:c="2"/>3 206</text:p>
          </table:table-cell>
          <table:table-cell office:value-type="float" office:value="706" table:style-name="ce37">
            <text:p><text:s text:c="3"/>706</text:p>
          </table:table-cell>
          <table:table-cell office:value-type="float" office:value="6772" table:style-name="ce37">
            <text:p><text:s text:c="2"/>6 772</text:p>
          </table:table-cell>
          <table:table-cell office:value-type="float" office:value="16567" table:style-name="ce37">
            <text:p><text:s text:c="2"/>16 56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3701" table:style-name="ce37">
            <text:p><text:s text:c="2"/>13 701</text:p>
          </table:table-cell>
          <table:table-cell office:value-type="float" office:value="2102" table:style-name="ce37">
            <text:p><text:s text:c="2"/>2 102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254" table:style-name="ce37">
            <text:p><text:s text:c="3"/>2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1" table:style-name="ce37">
            <text:p><text:s text:c="3"/>371</text:p>
          </table:table-cell>
          <table:table-cell office:value-type="float" office:value="398" table:style-name="ce37">
            <text:p><text:s text:c="3"/>398</text:p>
          </table:table-cell>
          <table:table-cell office:value-type="float" office:value="1023" table:style-name="ce37">
            <text:p><text:s text:c="2"/>1 023</text:p>
          </table:table-cell>
          <table:table-cell office:value-type="float" office:value="10451" table:style-name="ce37">
            <text:p><text:s text:c="2"/>10 45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6030" table:style-name="ce37">
            <text:p><text:s text:c="2"/>26 030</text:p>
          </table:table-cell>
          <table:table-cell office:value-type="float" office:value="4234" table:style-name="ce37">
            <text:p><text:s text:c="2"/>4 234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753" table:style-name="ce37">
            <text:p><text:s text:c="3"/>753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933" table:style-name="ce37">
            <text:p><text:s text:c="3"/>933</text:p>
          </table:table-cell>
          <table:table-cell office:value-type="float" office:value="802" table:style-name="ce37">
            <text:p><text:s text:c="3"/>802</text:p>
          </table:table-cell>
          <table:table-cell office:value-type="float" office:value="2557" table:style-name="ce37">
            <text:p><text:s text:c="2"/>2 557</text:p>
          </table:table-cell>
          <table:table-cell office:value-type="float" office:value="18964" table:style-name="ce37">
            <text:p><text:s text:c="2"/>18 96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4800" table:style-name="ce37">
            <text:p><text:s text:c="2"/>34 800</text:p>
          </table:table-cell>
          <table:table-cell office:value-type="float" office:value="8279" table:style-name="ce37">
            <text:p><text:s text:c="2"/>8 279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395" table:style-name="ce37">
            <text:p><text:s text:c="3"/>395</text:p>
          </table:table-cell>
          <table:table-cell office:value-type="float" office:value="234" table:style-name="ce37">
            <text:p><text:s text:c="3"/>234</text:p>
          </table:table-cell>
          <table:table-cell office:value-type="float" office:value="3297" table:style-name="ce37">
            <text:p><text:s text:c="2"/>3 297</text:p>
          </table:table-cell>
          <table:table-cell office:value-type="float" office:value="662" table:style-name="ce37">
            <text:p><text:s text:c="3"/>662</text:p>
          </table:table-cell>
          <table:table-cell office:value-type="float" office:value="4588" table:style-name="ce37">
            <text:p><text:s text:c="2"/>4 588</text:p>
          </table:table-cell>
          <table:table-cell office:value-type="float" office:value="21617" table:style-name="ce37">
            <text:p><text:s text:c="2"/>21 617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11494" table:style-name="ce38">
            <text:p><text:s text:c="2"/>111 494</text:p>
          </table:table-cell>
          <table:table-cell office:value-type="float" office:value="33938" table:style-name="ce38">
            <text:p><text:s text:c="2"/>33 938</text:p>
          </table:table-cell>
          <table:table-cell office:value-type="float" office:value="847" table:style-name="ce38">
            <text:p><text:s text:c="3"/>847</text:p>
          </table:table-cell>
          <table:table-cell office:value-type="float" office:value="1052" table:style-name="ce38">
            <text:p><text:s text:c="2"/>1 0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964" table:style-name="ce38">
            <text:p><text:s text:c="2"/>13 964</text:p>
          </table:table-cell>
          <table:table-cell office:value-type="float" office:value="1631" table:style-name="ce38">
            <text:p><text:s text:c="2"/>1 631</text:p>
          </table:table-cell>
          <table:table-cell office:value-type="float" office:value="16647" table:style-name="ce38">
            <text:p><text:s text:c="2"/>16 647</text:p>
          </table:table-cell>
          <table:table-cell office:value-type="float" office:value="60062" table:style-name="ce38">
            <text:p><text:s text:c="2"/>60 0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56043" table:style-name="ce36">
            <text:p><text:s text:c="2"/>56 043</text:p>
          </table:table-cell>
          <table:table-cell office:value-type="float" office:value="12963" table:style-name="ce36">
            <text:p><text:s text:c="2"/>12 963</text:p>
          </table:table-cell>
          <table:table-cell office:value-type="float" office:value="522" table:style-name="ce36">
            <text:p><text:s text:c="3"/>522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6508" table:style-name="ce36">
            <text:p><text:s text:c="2"/>6 508</text:p>
          </table:table-cell>
          <table:table-cell office:value-type="float" office:value="972" table:style-name="ce36">
            <text:p><text:s text:c="3"/>972</text:p>
          </table:table-cell>
          <table:table-cell office:value-type="float" office:value="8261" table:style-name="ce36">
            <text:p><text:s text:c="2"/>8 261</text:p>
          </table:table-cell>
          <table:table-cell office:value-type="float" office:value="34297" table:style-name="ce36">
            <text:p><text:s text:c="2"/>34 29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0253" table:style-name="ce36">
            <text:p><text:s text:c="2"/>30 253</text:p>
          </table:table-cell>
          <table:table-cell office:value-type="float" office:value="5309" table:style-name="ce36">
            <text:p><text:s text:c="2"/>5 309</text:p>
          </table:table-cell>
          <table:table-cell office:value-type="float" office:value="420" table:style-name="ce36">
            <text:p><text:s text:c="3"/>42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1721" table:style-name="ce36">
            <text:p><text:s text:c="2"/>1 721</text:p>
          </table:table-cell>
          <table:table-cell office:value-type="float" office:value="529" table:style-name="ce36">
            <text:p><text:s text:c="3"/>529</text:p>
          </table:table-cell>
          <table:table-cell office:value-type="float" office:value="2528" table:style-name="ce36">
            <text:p><text:s text:c="2"/>2 528</text:p>
          </table:table-cell>
          <table:table-cell office:value-type="float" office:value="21996" table:style-name="ce36">
            <text:p><text:s text:c="2"/>21 99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3799" table:style-name="ce36">
            <text:p><text:s text:c="2"/>13 799</text:p>
          </table:table-cell>
          <table:table-cell office:value-type="float" office:value="1145" table:style-name="ce36">
            <text:p><text:s text:c="2"/>1 145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12240" table:style-name="ce36">
            <text:p><text:s text:c="2"/>12 24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65517" table:style-name="ce36">
            <text:p><text:s text:c="2"/>65 517</text:p>
          </table:table-cell>
          <table:table-cell office:value-type="float" office:value="11274" table:style-name="ce36">
            <text:p><text:s text:c="2"/>11 274</text:p>
          </table:table-cell>
          <table:table-cell office:value-type="float" office:value="845" table:style-name="ce36">
            <text:p><text:s text:c="3"/>845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1287" table:style-name="ce36">
            <text:p><text:s text:c="2"/>1 287</text:p>
          </table:table-cell>
          <table:table-cell office:value-type="float" office:value="3797" table:style-name="ce36">
            <text:p><text:s text:c="2"/>3 797</text:p>
          </table:table-cell>
          <table:table-cell office:value-type="float" office:value="1505" table:style-name="ce36">
            <text:p><text:s text:c="2"/>1 505</text:p>
          </table:table-cell>
          <table:table-cell office:value-type="float" office:value="6752" table:style-name="ce36">
            <text:p><text:s text:c="2"/>6 752</text:p>
          </table:table-cell>
          <table:table-cell office:value-type="float" office:value="46646" table:style-name="ce36">
            <text:p><text:s text:c="2"/>46 6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9723" table:style-name="ce36">
            <text:p><text:s text:c="2"/>29 723</text:p>
          </table:table-cell>
          <table:table-cell office:value-type="float" office:value="6862" table:style-name="ce36">
            <text:p><text:s text:c="2"/>6 862</text:p>
          </table:table-cell>
          <table:table-cell office:value-type="float" office:value="293" table:style-name="ce36">
            <text:p><text:s text:c="3"/>293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943" table:style-name="ce36">
            <text:p><text:s text:c="2"/>1 943</text:p>
          </table:table-cell>
          <table:table-cell office:value-type="float" office:value="642" table:style-name="ce36">
            <text:p><text:s text:c="3"/>642</text:p>
          </table:table-cell>
          <table:table-cell office:value-type="float" office:value="2750" table:style-name="ce36">
            <text:p><text:s text:c="2"/>2 750</text:p>
          </table:table-cell>
          <table:table-cell office:value-type="float" office:value="19818" table:style-name="ce36">
            <text:p><text:s text:c="2"/>19 81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6751" table:style-name="ce37">
            <text:p><text:s text:c="2"/>16 751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9" table:style-name="ce37">
            <text:p><text:s text:c="2"/>1 669</text:p>
          </table:table-cell>
          <table:table-cell office:value-type="float" office:value="2000" table:style-name="ce37">
            <text:p><text:s text:c="2"/>2 000</text:p>
          </table:table-cell>
          <table:table-cell office:value-type="float" office:value="3669" table:style-name="ce37">
            <text:p><text:s text:c="2"/>3 669</text:p>
          </table:table-cell>
          <table:table-cell office:value-type="float" office:value="12144" table:style-name="ce37">
            <text:p><text:s text:c="2"/>12 14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01373" table:style-name="ce37">
            <text:p><text:s text:c="2"/>101 373</text:p>
          </table:table-cell>
          <table:table-cell office:value-type="float" office:value="20150" table:style-name="ce37">
            <text:p><text:s text:c="2"/>20 150</text:p>
          </table:table-cell>
          <table:table-cell office:value-type="float" office:value="680" table:style-name="ce37">
            <text:p><text:s text:c="3"/>6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905" table:style-name="ce37">
            <text:p><text:s text:c="2"/>22 9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905" table:style-name="ce37">
            <text:p><text:s text:c="2"/>22 905</text:p>
          </table:table-cell>
          <table:table-cell office:value-type="float" office:value="57638" table:style-name="ce37">
            <text:p><text:s text:c="2"/>57 63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5571" table:style-name="ce37">
            <text:p><text:s text:c="2"/>15 5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9" table:style-name="ce37">
            <text:p><text:s text:c="3"/>699</text:p>
          </table:table-cell>
          <table:table-cell office:value-type="float" office:value="699" table:style-name="ce37">
            <text:p><text:s text:c="3"/>699</text:p>
          </table:table-cell>
          <table:table-cell office:value-type="float" office:value="14622" table:style-name="ce37">
            <text:p><text:s text:c="2"/>14 62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8558" table:style-name="ce37">
            <text:p><text:s text:c="2"/>18 558</text:p>
          </table:table-cell>
          <table:table-cell office:value-type="float" office:value="805" table:style-name="ce37">
            <text:p><text:s text:c="3"/>805</text:p>
          </table:table-cell>
          <table:table-cell office:value-type="float" office:value="370" table:style-name="ce37">
            <text:p><text:s text:c="3"/>3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11" table:style-name="ce37">
            <text:p><text:s text:c="2"/>1 511</text:p>
          </table:table-cell>
          <table:table-cell office:value-type="float" office:value="1511" table:style-name="ce37">
            <text:p><text:s text:c="2"/>1 511</text:p>
          </table:table-cell>
          <table:table-cell office:value-type="float" office:value="15872" table:style-name="ce37">
            <text:p><text:s text:c="2"/>15 87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90216" table:style-name="ce38">
            <text:p><text:s text:c="2"/>90 216</text:p>
          </table:table-cell>
          <table:table-cell office:value-type="float" office:value="9110" table:style-name="ce38">
            <text:p><text:s text:c="2"/>9 110</text:p>
          </table:table-cell>
          <table:table-cell office:value-type="float" office:value="1140" table:style-name="ce38">
            <text:p><text:s text:c="2"/>1 1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16" table:style-name="ce38">
            <text:p><text:s text:c="2"/>5 4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16" table:style-name="ce38">
            <text:p><text:s text:c="2"/>5 416</text:p>
          </table:table-cell>
          <table:table-cell office:value-type="float" office:value="74550" table:style-name="ce38">
            <text:p><text:s text:c="2"/>74 5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70537" table:style-name="ce36">
            <text:p><text:s text:c="2"/>170 537</text:p>
          </table:table-cell>
          <table:table-cell office:value-type="float" office:value="12084" table:style-name="ce36">
            <text:p><text:s text:c="2"/>12 084</text:p>
          </table:table-cell>
          <table:table-cell office:value-type="float" office:value="913" table:style-name="ce36">
            <text:p><text:s text:c="3"/>913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3942" table:style-name="ce36">
            <text:p><text:s text:c="2"/>3 942</text:p>
          </table:table-cell>
          <table:table-cell office:value-type="float" office:value="31221" table:style-name="ce36">
            <text:p><text:s text:c="2"/>31 221</text:p>
          </table:table-cell>
          <table:table-cell office:value-type="float" office:value="35288" table:style-name="ce36">
            <text:p><text:s text:c="2"/>35 288</text:p>
          </table:table-cell>
          <table:table-cell office:value-type="float" office:value="122252" table:style-name="ce36">
            <text:p><text:s text:c="2"/>122 25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54197" table:style-name="ce36">
            <text:p><text:s text:c="2"/>54 197</text:p>
          </table:table-cell>
          <table:table-cell office:value-type="float" office:value="4941" table:style-name="ce36">
            <text:p><text:s text:c="2"/>4 941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41" table:style-name="ce36">
            <text:p><text:s text:c="2"/>5 141</text:p>
          </table:table-cell>
          <table:table-cell office:value-type="float" office:value="2663" table:style-name="ce36">
            <text:p><text:s text:c="2"/>2 663</text:p>
          </table:table-cell>
          <table:table-cell office:value-type="float" office:value="7816" table:style-name="ce36">
            <text:p><text:s text:c="2"/>7 816</text:p>
          </table:table-cell>
          <table:table-cell office:value-type="float" office:value="40884" table:style-name="ce36">
            <text:p><text:s text:c="2"/>40 88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50871" table:style-name="ce36">
            <text:p><text:s text:c="2"/>50 871</text:p>
          </table:table-cell>
          <table:table-cell office:value-type="float" office:value="4745" table:style-name="ce36">
            <text:p><text:s text:c="2"/>4 745</text:p>
          </table:table-cell>
          <table:table-cell office:value-type="float" office:value="817" table:style-name="ce36">
            <text:p><text:s text:c="3"/>817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661" table:style-name="ce36">
            <text:p><text:s text:c="3"/>661</text:p>
          </table:table-cell>
          <table:table-cell office:value-type="float" office:value="2050" table:style-name="ce36">
            <text:p><text:s text:c="2"/>2 050</text:p>
          </table:table-cell>
          <table:table-cell office:value-type="float" office:value="2900" table:style-name="ce36">
            <text:p><text:s text:c="2"/>2 900</text:p>
          </table:table-cell>
          <table:table-cell office:value-type="float" office:value="42409" table:style-name="ce36">
            <text:p><text:s text:c="2"/>42 40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33869" table:style-name="ce36">
            <text:p><text:s text:c="2"/>33 869</text:p>
          </table:table-cell>
          <table:table-cell office:value-type="float" office:value="2961" table:style-name="ce36">
            <text:p><text:s text:c="2"/>2 961</text:p>
          </table:table-cell>
          <table:table-cell office:value-type="float" office:value="506" table:style-name="ce36">
            <text:p><text:s text:c="3"/>50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3" table:style-name="ce36">
            <text:p><text:s text:c="2"/>1 383</text:p>
          </table:table-cell>
          <table:table-cell office:value-type="float" office:value="989" table:style-name="ce36">
            <text:p><text:s text:c="3"/>989</text:p>
          </table:table-cell>
          <table:table-cell office:value-type="float" office:value="2390" table:style-name="ce36">
            <text:p><text:s text:c="2"/>2 390</text:p>
          </table:table-cell>
          <table:table-cell office:value-type="float" office:value="28012" table:style-name="ce36">
            <text:p><text:s text:c="2"/>28 0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49349" table:style-name="ce36">
            <text:p><text:s text:c="2"/>49 349</text:p>
          </table:table-cell>
          <table:table-cell office:value-type="float" office:value="2949" table:style-name="ce36">
            <text:p><text:s text:c="2"/>2 949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622" table:style-name="ce36">
            <text:p><text:s text:c="3"/>62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931" table:style-name="ce36">
            <text:p><text:s text:c="2"/>1 931</text:p>
          </table:table-cell>
          <table:table-cell office:value-type="float" office:value="2575" table:style-name="ce36">
            <text:p><text:s text:c="2"/>2 575</text:p>
          </table:table-cell>
          <table:table-cell office:value-type="float" office:value="43138" table:style-name="ce36">
            <text:p><text:s text:c="2"/>43 13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48472" table:style-name="ce37">
            <text:p><text:s text:c="2"/>48 472</text:p>
          </table:table-cell>
          <table:table-cell office:value-type="float" office:value="3897" table:style-name="ce37">
            <text:p><text:s text:c="2"/>3 897</text:p>
          </table:table-cell>
          <table:table-cell office:value-type="float" office:value="673" table:style-name="ce37">
            <text:p><text:s text:c="3"/>673</text:p>
          </table:table-cell>
          <table:table-cell office:value-type="float" office:value="1138" table:style-name="ce37">
            <text:p><text:s text:c="2"/>1 138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1657" table:style-name="ce37">
            <text:p><text:s text:c="2"/>1 657</text:p>
          </table:table-cell>
          <table:table-cell office:value-type="float" office:value="2967" table:style-name="ce37">
            <text:p><text:s text:c="2"/>2 967</text:p>
          </table:table-cell>
          <table:table-cell office:value-type="float" office:value="40935" table:style-name="ce37">
            <text:p><text:s text:c="2"/>40 93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22677" table:style-name="ce38">
            <text:p><text:s text:c="2"/>22 677</text:p>
          </table:table-cell>
          <table:table-cell office:value-type="float" office:value="1740" table:style-name="ce38">
            <text:p><text:s text:c="2"/>1 7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5" table:style-name="ce38">
            <text:p><text:s text:c="3"/>765</text:p>
          </table:table-cell>
          <table:table-cell office:value-type="float" office:value="708" table:style-name="ce38">
            <text:p><text:s text:c="3"/>708</text:p>
          </table:table-cell>
          <table:table-cell office:value-type="float" office:value="1571" table:style-name="ce38">
            <text:p><text:s text:c="2"/>1 571</text:p>
          </table:table-cell>
          <table:table-cell office:value-type="float" office:value="19366" table:style-name="ce38">
            <text:p><text:s text:c="2"/>19 36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27310" table:style-name="ce38">
            <text:p><text:s text:c="2"/>27 310</text:p>
          </table:table-cell>
          <table:table-cell office:value-type="float" office:value="2101" table:style-name="ce38">
            <text:p><text:s text:c="2"/>2 101</text:p>
          </table:table-cell>
          <table:table-cell office:value-type="float" office:value="384" table:style-name="ce38">
            <text:p><text:s text:c="3"/>384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299" table:style-name="ce38">
            <text:p><text:s text:c="3"/>299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815" table:style-name="ce38">
            <text:p><text:s text:c="3"/>815</text:p>
          </table:table-cell>
          <table:table-cell office:value-type="float" office:value="1726" table:style-name="ce38">
            <text:p><text:s text:c="2"/>1 726</text:p>
          </table:table-cell>
          <table:table-cell office:value-type="float" office:value="23099" table:style-name="ce38">
            <text:p><text:s text:c="2"/>23 09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1831" table:style-name="ce37">
            <text:p><text:s text:c="2"/>21 831</text:p>
          </table:table-cell>
          <table:table-cell office:value-type="float" office:value="3787" table:style-name="ce37">
            <text:p><text:s text:c="2"/>3 787</text:p>
          </table:table-cell>
          <table:table-cell office:value-type="float" office:value="240" table:style-name="ce37">
            <text:p><text:s text:c="3"/>240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255" table:style-name="ce37">
            <text:p><text:s text:c="3"/>255</text:p>
          </table:table-cell>
          <table:table-cell office:value-type="float" office:value="1233" table:style-name="ce37">
            <text:p><text:s text:c="2"/>1 233</text:p>
          </table:table-cell>
          <table:table-cell office:value-type="float" office:value="553" table:style-name="ce37">
            <text:p><text:s text:c="3"/>553</text:p>
          </table:table-cell>
          <table:table-cell office:value-type="float" office:value="2151" table:style-name="ce37">
            <text:p><text:s text:c="2"/>2 151</text:p>
          </table:table-cell>
          <table:table-cell office:value-type="float" office:value="15653" table:style-name="ce37">
            <text:p><text:s text:c="2"/>15 65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72610" table:style-name="ce38">
            <text:p><text:s text:c="2"/>72 610</text:p>
          </table:table-cell>
          <table:table-cell office:value-type="float" office:value="20191" table:style-name="ce38">
            <text:p><text:s text:c="2"/>20 191</text:p>
          </table:table-cell>
          <table:table-cell office:value-type="float" office:value="540" table:style-name="ce38">
            <text:p><text:s text:c="3"/>540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2874" table:style-name="ce38">
            <text:p><text:s text:c="2"/>2 874</text:p>
          </table:table-cell>
          <table:table-cell office:value-type="float" office:value="11247" table:style-name="ce38">
            <text:p><text:s text:c="2"/>11 247</text:p>
          </table:table-cell>
          <table:table-cell office:value-type="float" office:value="1400" table:style-name="ce38">
            <text:p><text:s text:c="2"/>1 400</text:p>
          </table:table-cell>
          <table:table-cell office:value-type="float" office:value="15711" table:style-name="ce38">
            <text:p><text:s text:c="2"/>15 711</text:p>
          </table:table-cell>
          <table:table-cell office:value-type="float" office:value="36168" table:style-name="ce38">
            <text:p><text:s text:c="2"/>36 1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00250" table:style-name="ce36">
            <text:p><text:s text:c="2"/>100 250</text:p>
          </table:table-cell>
          <table:table-cell office:value-type="float" office:value="25574" table:style-name="ce36">
            <text:p><text:s text:c="2"/>25 574</text:p>
          </table:table-cell>
          <table:table-cell office:value-type="float" office:value="957" table:style-name="ce36">
            <text:p><text:s text:c="3"/>957</text:p>
          </table:table-cell>
          <table:table-cell office:value-type="float" office:value="445" table:style-name="ce36">
            <text:p><text:s text:c="3"/>4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30" table:style-name="ce36">
            <text:p><text:s text:c="2"/>13 130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14844" table:style-name="ce36">
            <text:p><text:s text:c="2"/>14 844</text:p>
          </table:table-cell>
          <table:table-cell office:value-type="float" office:value="58875" table:style-name="ce36">
            <text:p><text:s text:c="2"/>58 87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5260" table:style-name="ce36">
            <text:p><text:s text:c="2"/>35 260</text:p>
          </table:table-cell>
          <table:table-cell office:value-type="float" office:value="3894" table:style-name="ce36">
            <text:p><text:s text:c="2"/>3 894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590" table:style-name="ce36">
            <text:p><text:s text:c="3"/>590</text:p>
          </table:table-cell>
          <table:table-cell office:value-type="float" office:value="744" table:style-name="ce36">
            <text:p><text:s text:c="3"/>744</text:p>
          </table:table-cell>
          <table:table-cell office:value-type="float" office:value="1241" table:style-name="ce36">
            <text:p><text:s text:c="2"/>1 241</text:p>
          </table:table-cell>
          <table:table-cell office:value-type="float" office:value="1036" table:style-name="ce36">
            <text:p><text:s text:c="2"/>1 036</text:p>
          </table:table-cell>
          <table:table-cell office:value-type="float" office:value="3611" table:style-name="ce36">
            <text:p><text:s text:c="2"/>3 611</text:p>
          </table:table-cell>
          <table:table-cell office:value-type="float" office:value="27343" table:style-name="ce36">
            <text:p><text:s text:c="2"/>27 3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78424" table:style-name="ce36">
            <text:p><text:s text:c="2"/>78 424</text:p>
          </table:table-cell>
          <table:table-cell office:value-type="float" office:value="9511" table:style-name="ce36">
            <text:p><text:s text:c="2"/>9 511</text:p>
          </table:table-cell>
          <table:table-cell office:value-type="float" office:value="1057" table:style-name="ce36">
            <text:p><text:s text:c="2"/>1 057</text:p>
          </table:table-cell>
          <table:table-cell office:value-type="float" office:value="526" table:style-name="ce36">
            <text:p><text:s text:c="3"/>526</text:p>
          </table:table-cell>
          <table:table-cell office:value-type="float" office:value="1329" table:style-name="ce36">
            <text:p><text:s text:c="2"/>1 329</text:p>
          </table:table-cell>
          <table:table-cell office:value-type="float" office:value="2284" table:style-name="ce36">
            <text:p><text:s text:c="2"/>2 284</text:p>
          </table:table-cell>
          <table:table-cell office:value-type="float" office:value="2111" table:style-name="ce36">
            <text:p><text:s text:c="2"/>2 111</text:p>
          </table:table-cell>
          <table:table-cell office:value-type="float" office:value="6250" table:style-name="ce36">
            <text:p><text:s text:c="2"/>6 250</text:p>
          </table:table-cell>
          <table:table-cell office:value-type="float" office:value="61606" table:style-name="ce36">
            <text:p><text:s text:c="2"/>61 60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9228" table:style-name="ce36">
            <text:p><text:s text:c="2"/>19 228</text:p>
          </table:table-cell>
          <table:table-cell office:value-type="float" office:value="1676" table:style-name="ce36">
            <text:p><text:s text:c="2"/>1 676</text:p>
          </table:table-cell>
          <table:table-cell office:value-type="float" office:value="419" table:style-name="ce36">
            <text:p><text:s text:c="3"/>41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1" table:style-name="ce36">
            <text:p><text:s text:c="2"/>1 081</text:p>
          </table:table-cell>
          <table:table-cell office:value-type="float" office:value="485" table:style-name="ce36">
            <text:p><text:s text:c="3"/>485</text:p>
          </table:table-cell>
          <table:table-cell office:value-type="float" office:value="1578" table:style-name="ce36">
            <text:p><text:s text:c="2"/>1 578</text:p>
          </table:table-cell>
          <table:table-cell office:value-type="float" office:value="15555" table:style-name="ce36">
            <text:p><text:s text:c="2"/>15 5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628" table:style-name="ce36">
            <text:p><text:s text:c="2"/>26 628</text:p>
          </table:table-cell>
          <table:table-cell office:value-type="float" office:value="2565" table:style-name="ce36">
            <text:p><text:s text:c="2"/>2 565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9" table:style-name="ce36">
            <text:p><text:s text:c="2"/>2 079</text:p>
          </table:table-cell>
          <table:table-cell office:value-type="float" office:value="673" table:style-name="ce36">
            <text:p><text:s text:c="3"/>673</text:p>
          </table:table-cell>
          <table:table-cell office:value-type="float" office:value="2765" table:style-name="ce36">
            <text:p><text:s text:c="2"/>2 765</text:p>
          </table:table-cell>
          <table:table-cell office:value-type="float" office:value="20997" table:style-name="ce36">
            <text:p><text:s text:c="2"/>20 99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6145" table:style-name="ce38">
            <text:p><text:s text:c="2"/>56 145</text:p>
          </table:table-cell>
          <table:table-cell office:value-type="float" office:value="10574" table:style-name="ce38">
            <text:p><text:s text:c="2"/>10 574</text:p>
          </table:table-cell>
          <table:table-cell office:value-type="float" office:value="829" table:style-name="ce38">
            <text:p><text:s text:c="3"/>829</text:p>
          </table:table-cell>
          <table:table-cell office:value-type="float" office:value="408" table:style-name="ce38">
            <text:p><text:s text:c="3"/>408</text:p>
          </table:table-cell>
          <table:table-cell office:value-type="float" office:value="334" table:style-name="ce38">
            <text:p><text:s text:c="3"/>334</text:p>
          </table:table-cell>
          <table:table-cell office:value-type="float" office:value="3195" table:style-name="ce38">
            <text:p><text:s text:c="2"/>3 195</text:p>
          </table:table-cell>
          <table:table-cell office:value-type="float" office:value="1299" table:style-name="ce38">
            <text:p><text:s text:c="2"/>1 299</text:p>
          </table:table-cell>
          <table:table-cell office:value-type="float" office:value="5236" table:style-name="ce38">
            <text:p><text:s text:c="2"/>5 236</text:p>
          </table:table-cell>
          <table:table-cell office:value-type="float" office:value="39506" table:style-name="ce38">
            <text:p><text:s text:c="2"/>39 50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2590" table:style-name="ce37">
            <text:p><text:s text:c="2"/>12 59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12010" table:style-name="ce37">
            <text:p><text:s text:c="2"/>12 01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5715" table:style-name="ce37">
            <text:p><text:s text:c="2"/>105 715</text:p>
          </table:table-cell>
          <table:table-cell office:value-type="float" office:value="8273" table:style-name="ce37">
            <text:p><text:s text:c="2"/>8 273</text:p>
          </table:table-cell>
          <table:table-cell office:value-type="float" office:value="2235" table:style-name="ce37">
            <text:p><text:s text:c="2"/>2 235</text:p>
          </table:table-cell>
          <table:table-cell office:value-type="float" office:value="852" table:style-name="ce37">
            <text:p><text:s text:c="3"/>852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1491" table:style-name="ce37">
            <text:p><text:s text:c="2"/>1 491</text:p>
          </table:table-cell>
          <table:table-cell office:value-type="float" office:value="2844" table:style-name="ce37">
            <text:p><text:s text:c="2"/>2 844</text:p>
          </table:table-cell>
          <table:table-cell office:value-type="float" office:value="5467" table:style-name="ce37">
            <text:p><text:s text:c="2"/>5 467</text:p>
          </table:table-cell>
          <table:table-cell office:value-type="float" office:value="89740" table:style-name="ce37">
            <text:p><text:s text:c="2"/>89 74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51642" table:style-name="ce37">
            <text:p><text:s text:c="2"/>51 642</text:p>
          </table:table-cell>
          <table:table-cell office:value-type="float" office:value="6507" table:style-name="ce37">
            <text:p><text:s text:c="2"/>6 507</text:p>
          </table:table-cell>
          <table:table-cell office:value-type="float" office:value="711" table:style-name="ce37">
            <text:p><text:s text:c="3"/>711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831" table:style-name="ce37">
            <text:p><text:s text:c="3"/>831</text:p>
          </table:table-cell>
          <table:table-cell office:value-type="float" office:value="1328" table:style-name="ce37">
            <text:p><text:s text:c="2"/>1 328</text:p>
          </table:table-cell>
          <table:table-cell office:value-type="float" office:value="2452" table:style-name="ce37">
            <text:p><text:s text:c="2"/>2 452</text:p>
          </table:table-cell>
          <table:table-cell office:value-type="float" office:value="41972" table:style-name="ce37">
            <text:p><text:s text:c="2"/>41 97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7771" table:style-name="ce37">
            <text:p><text:s text:c="2"/>7 771</text:p>
          </table:table-cell>
          <table:table-cell office:value-type="float" office:value="1616" table:style-name="ce37">
            <text:p><text:s text:c="2"/>1 616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5717" table:style-name="ce37">
            <text:p><text:s text:c="2"/>5 7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21055" table:style-name="ce36">
            <text:p><text:s text:c="2"/>121 055</text:p>
          </table:table-cell>
          <table:table-cell office:value-type="float" office:value="16053" table:style-name="ce36">
            <text:p><text:s text:c="2"/>16 053</text:p>
          </table:table-cell>
          <table:table-cell office:value-type="float" office:value="1335" table:style-name="ce36">
            <text:p><text:s text:c="2"/>1 335</text:p>
          </table:table-cell>
          <table:table-cell office:value-type="float" office:value="1120" table:style-name="ce36">
            <text:p><text:s text:c="2"/>1 120</text:p>
          </table:table-cell>
          <table:table-cell office:value-type="float" office:value="1906" table:style-name="ce36">
            <text:p><text:s text:c="2"/>1 906</text:p>
          </table:table-cell>
          <table:table-cell office:value-type="float" office:value="4304" table:style-name="ce36">
            <text:p><text:s text:c="2"/>4 304</text:p>
          </table:table-cell>
          <table:table-cell office:value-type="float" office:value="3122" table:style-name="ce36">
            <text:p><text:s text:c="2"/>3 122</text:p>
          </table:table-cell>
          <table:table-cell office:value-type="float" office:value="10452" table:style-name="ce36">
            <text:p><text:s text:c="2"/>10 452</text:p>
          </table:table-cell>
          <table:table-cell office:value-type="float" office:value="93215" table:style-name="ce36">
            <text:p><text:s text:c="2"/>93 2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7812" table:style-name="ce36">
            <text:p><text:s text:c="2"/>17 812</text:p>
          </table:table-cell>
          <table:table-cell office:value-type="float" office:value="1375" table:style-name="ce36">
            <text:p><text:s text:c="2"/>1 375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867" table:style-name="ce36">
            <text:p><text:s text:c="3"/>867</text:p>
          </table:table-cell>
          <table:table-cell office:value-type="float" office:value="1108" table:style-name="ce36">
            <text:p><text:s text:c="2"/>1 108</text:p>
          </table:table-cell>
          <table:table-cell office:value-type="float" office:value="15088" table:style-name="ce36">
            <text:p><text:s text:c="2"/>15 08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44815" table:style-name="ce36">
            <text:p><text:s text:c="2"/>44 815</text:p>
          </table:table-cell>
          <table:table-cell office:value-type="float" office:value="8554" table:style-name="ce36">
            <text:p><text:s text:c="2"/>8 554</text:p>
          </table:table-cell>
          <table:table-cell office:value-type="float" office:value="529" table:style-name="ce36">
            <text:p><text:s text:c="3"/>529</text:p>
          </table:table-cell>
          <table:table-cell office:value-type="float" office:value="583" table:style-name="ce36">
            <text:p><text:s text:c="3"/>583</text:p>
          </table:table-cell>
          <table:table-cell office:value-type="float" office:value="1614" table:style-name="ce36">
            <text:p><text:s text:c="2"/>1 614</text:p>
          </table:table-cell>
          <table:table-cell office:value-type="float" office:value="2354" table:style-name="ce36">
            <text:p><text:s text:c="2"/>2 354</text:p>
          </table:table-cell>
          <table:table-cell office:value-type="float" office:value="1319" table:style-name="ce36">
            <text:p><text:s text:c="2"/>1 319</text:p>
          </table:table-cell>
          <table:table-cell office:value-type="float" office:value="5870" table:style-name="ce36">
            <text:p><text:s text:c="2"/>5 870</text:p>
          </table:table-cell>
          <table:table-cell office:value-type="float" office:value="29862" table:style-name="ce36">
            <text:p><text:s text:c="2"/>29 8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81090" table:style-name="ce36">
            <text:p><text:s text:c="2"/>81 090</text:p>
          </table:table-cell>
          <table:table-cell office:value-type="float" office:value="15460" table:style-name="ce36">
            <text:p><text:s text:c="2"/>15 460</text:p>
          </table:table-cell>
          <table:table-cell office:value-type="float" office:value="879" table:style-name="ce36">
            <text:p><text:s text:c="3"/>879</text:p>
          </table:table-cell>
          <table:table-cell office:value-type="float" office:value="1233" table:style-name="ce36">
            <text:p><text:s text:c="2"/>1 233</text:p>
          </table:table-cell>
          <table:table-cell office:value-type="float" office:value="3913" table:style-name="ce36">
            <text:p><text:s text:c="2"/>3 913</text:p>
          </table:table-cell>
          <table:table-cell office:value-type="float" office:value="5606" table:style-name="ce36">
            <text:p><text:s text:c="2"/>5 606</text:p>
          </table:table-cell>
          <table:table-cell office:value-type="float" office:value="2350" table:style-name="ce36">
            <text:p><text:s text:c="2"/>2 350</text:p>
          </table:table-cell>
          <table:table-cell office:value-type="float" office:value="13102" table:style-name="ce36">
            <text:p><text:s text:c="2"/>13 102</text:p>
          </table:table-cell>
          <table:table-cell office:value-type="float" office:value="51649" table:style-name="ce36">
            <text:p><text:s text:c="2"/>51 64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28767" table:style-name="ce36">
            <text:p><text:s text:c="2"/>28 767</text:p>
          </table:table-cell>
          <table:table-cell office:value-type="float" office:value="5987" table:style-name="ce36">
            <text:p><text:s text:c="2"/>5 987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599" table:style-name="ce36">
            <text:p><text:s text:c="3"/>599</text:p>
          </table:table-cell>
          <table:table-cell office:value-type="float" office:value="631" table:style-name="ce36">
            <text:p><text:s text:c="3"/>631</text:p>
          </table:table-cell>
          <table:table-cell office:value-type="float" office:value="1124" table:style-name="ce36">
            <text:p><text:s text:c="2"/>1 124</text:p>
          </table:table-cell>
          <table:table-cell office:value-type="float" office:value="1044" table:style-name="ce36">
            <text:p><text:s text:c="2"/>1 044</text:p>
          </table:table-cell>
          <table:table-cell office:value-type="float" office:value="3398" table:style-name="ce36">
            <text:p><text:s text:c="2"/>3 398</text:p>
          </table:table-cell>
          <table:table-cell office:value-type="float" office:value="19040" table:style-name="ce36">
            <text:p><text:s text:c="2"/>19 0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78376" table:style-name="ce37">
            <text:p><text:s text:c="2"/>78 376</text:p>
          </table:table-cell>
          <table:table-cell office:value-type="float" office:value="9815" table:style-name="ce37">
            <text:p><text:s text:c="2"/>9 815</text:p>
          </table:table-cell>
          <table:table-cell office:value-type="float" office:value="870" table:style-name="ce37">
            <text:p><text:s text:c="3"/>870</text:p>
          </table:table-cell>
          <table:table-cell office:value-type="float" office:value="1684" table:style-name="ce37">
            <text:p><text:s text:c="2"/>1 684</text:p>
          </table:table-cell>
          <table:table-cell office:value-type="float" office:value="1365" table:style-name="ce37">
            <text:p><text:s text:c="2"/>1 365</text:p>
          </table:table-cell>
          <table:table-cell office:value-type="float" office:value="2393" table:style-name="ce37">
            <text:p><text:s text:c="2"/>2 393</text:p>
          </table:table-cell>
          <table:table-cell office:value-type="float" office:value="2480" table:style-name="ce37">
            <text:p><text:s text:c="2"/>2 480</text:p>
          </table:table-cell>
          <table:table-cell office:value-type="float" office:value="7922" table:style-name="ce37">
            <text:p><text:s text:c="2"/>7 922</text:p>
          </table:table-cell>
          <table:table-cell office:value-type="float" office:value="59769" table:style-name="ce37">
            <text:p><text:s text:c="2"/>59 76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4039" table:style-name="ce38">
            <text:p><text:s text:c="2"/>34 039</text:p>
          </table:table-cell>
          <table:table-cell office:value-type="float" office:value="9263" table:style-name="ce38">
            <text:p><text:s text:c="2"/>9 263</text:p>
          </table:table-cell>
          <table:table-cell office:value-type="float" office:value="366" table:style-name="ce38">
            <text:p><text:s text:c="3"/>366</text:p>
          </table:table-cell>
          <table:table-cell office:value-type="float" office:value="283" table:style-name="ce38">
            <text:p><text:s text:c="3"/>283</text:p>
          </table:table-cell>
          <table:table-cell office:value-type="float" office:value="1500" table:style-name="ce38">
            <text:p><text:s text:c="2"/>1 500</text:p>
          </table:table-cell>
          <table:table-cell office:value-type="float" office:value="4506" table:style-name="ce38">
            <text:p><text:s text:c="2"/>4 506</text:p>
          </table:table-cell>
          <table:table-cell office:value-type="float" office:value="615" table:style-name="ce38">
            <text:p><text:s text:c="3"/>615</text:p>
          </table:table-cell>
          <table:table-cell office:value-type="float" office:value="6904" table:style-name="ce38">
            <text:p><text:s text:c="2"/>6 904</text:p>
          </table:table-cell>
          <table:table-cell office:value-type="float" office:value="17506" table:style-name="ce38">
            <text:p><text:s text:c="2"/>17 50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26414" table:style-name="ce38">
            <text:p><text:s text:c="2"/>26 414</text:p>
          </table:table-cell>
          <table:table-cell office:value-type="float" office:value="4697" table:style-name="ce38">
            <text:p><text:s text:c="2"/>4 697</text:p>
          </table:table-cell>
          <table:table-cell office:value-type="float" office:value="302" table:style-name="ce38">
            <text:p><text:s text:c="3"/>302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926" table:style-name="ce38">
            <text:p><text:s text:c="3"/>926</text:p>
          </table:table-cell>
          <table:table-cell office:value-type="float" office:value="608" table:style-name="ce38">
            <text:p><text:s text:c="3"/>608</text:p>
          </table:table-cell>
          <table:table-cell office:value-type="float" office:value="1709" table:style-name="ce38">
            <text:p><text:s text:c="2"/>1 709</text:p>
          </table:table-cell>
          <table:table-cell office:value-type="float" office:value="19706" table:style-name="ce38">
            <text:p><text:s text:c="2"/>19 70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8105" table:style-name="ce37">
            <text:p><text:s text:c="2"/>28 105</text:p>
          </table:table-cell>
          <table:table-cell office:value-type="float" office:value="3941" table:style-name="ce37">
            <text:p><text:s text:c="2"/>3 941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380" table:style-name="ce37">
            <text:p><text:s text:c="3"/>380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47" table:style-name="ce37">
            <text:p><text:s text:c="3"/>747</text:p>
          </table:table-cell>
          <table:table-cell office:value-type="float" office:value="1211" table:style-name="ce37">
            <text:p><text:s text:c="2"/>1 211</text:p>
          </table:table-cell>
          <table:table-cell office:value-type="float" office:value="22670" table:style-name="ce37">
            <text:p><text:s text:c="2"/>22 67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43488" table:style-name="ce38">
            <text:p><text:s text:c="2"/>143 488</text:p>
          </table:table-cell>
          <table:table-cell office:value-type="float" office:value="19074" table:style-name="ce38">
            <text:p><text:s text:c="2"/>19 074</text:p>
          </table:table-cell>
          <table:table-cell office:value-type="float" office:value="1723" table:style-name="ce38">
            <text:p><text:s text:c="2"/>1 723</text:p>
          </table:table-cell>
          <table:table-cell office:value-type="float" office:value="3203" table:style-name="ce38">
            <text:p><text:s text:c="2"/>3 203</text:p>
          </table:table-cell>
          <table:table-cell office:value-type="float" office:value="865" table:style-name="ce38">
            <text:p><text:s text:c="3"/>865</text:p>
          </table:table-cell>
          <table:table-cell office:value-type="float" office:value="1829" table:style-name="ce38">
            <text:p><text:s text:c="2"/>1 829</text:p>
          </table:table-cell>
          <table:table-cell office:value-type="float" office:value="4879" table:style-name="ce38">
            <text:p><text:s text:c="2"/>4 879</text:p>
          </table:table-cell>
          <table:table-cell office:value-type="float" office:value="10776" table:style-name="ce38">
            <text:p><text:s text:c="2"/>10 776</text:p>
          </table:table-cell>
          <table:table-cell office:value-type="float" office:value="111915" table:style-name="ce38">
            <text:p><text:s text:c="2"/>111 9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04941" table:style-name="ce36">
            <text:p><text:s text:c="2"/>204 941</text:p>
          </table:table-cell>
          <table:table-cell office:value-type="float" office:value="40491" table:style-name="ce36">
            <text:p><text:s text:c="2"/>40 491</text:p>
          </table:table-cell>
          <table:table-cell office:value-type="float" office:value="2445" table:style-name="ce36">
            <text:p><text:s text:c="2"/>2 445</text:p>
          </table:table-cell>
          <table:table-cell office:value-type="float" office:value="3785" table:style-name="ce36">
            <text:p><text:s text:c="2"/>3 785</text:p>
          </table:table-cell>
          <table:table-cell office:value-type="float" office:value="7241" table:style-name="ce36">
            <text:p><text:s text:c="2"/>7 241</text:p>
          </table:table-cell>
          <table:table-cell office:value-type="float" office:value="14464" table:style-name="ce36">
            <text:p><text:s text:c="2"/>14 464</text:p>
          </table:table-cell>
          <table:table-cell office:value-type="float" office:value="4992" table:style-name="ce36">
            <text:p><text:s text:c="2"/>4 992</text:p>
          </table:table-cell>
          <table:table-cell office:value-type="float" office:value="30482" table:style-name="ce36">
            <text:p><text:s text:c="2"/>30 482</text:p>
          </table:table-cell>
          <table:table-cell office:value-type="float" office:value="131523" table:style-name="ce36">
            <text:p><text:s text:c="2"/>131 5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73889" table:style-name="ce36">
            <text:p><text:s text:c="2"/>73 889</text:p>
          </table:table-cell>
          <table:table-cell office:value-type="float" office:value="12273" table:style-name="ce36">
            <text:p><text:s text:c="2"/>12 273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431" table:style-name="ce36">
            <text:p><text:s text:c="3"/>431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827" table:style-name="ce36">
            <text:p><text:s text:c="3"/>827</text:p>
          </table:table-cell>
          <table:table-cell office:value-type="float" office:value="1788" table:style-name="ce36">
            <text:p><text:s text:c="2"/>1 788</text:p>
          </table:table-cell>
          <table:table-cell office:value-type="float" office:value="3237" table:style-name="ce36">
            <text:p><text:s text:c="2"/>3 237</text:p>
          </table:table-cell>
          <table:table-cell office:value-type="float" office:value="58240" table:style-name="ce36">
            <text:p><text:s text:c="2"/>58 24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20126" table:style-name="ce36">
            <text:p><text:s text:c="2"/>120 126</text:p>
          </table:table-cell>
          <table:table-cell office:value-type="float" office:value="14590" table:style-name="ce36">
            <text:p><text:s text:c="2"/>14 590</text:p>
          </table:table-cell>
          <table:table-cell office:value-type="float" office:value="796" table:style-name="ce36">
            <text:p><text:s text:c="3"/>796</text:p>
          </table:table-cell>
          <table:table-cell office:value-type="float" office:value="1643" table:style-name="ce36">
            <text:p><text:s text:c="2"/>1 643</text:p>
          </table:table-cell>
          <table:table-cell office:value-type="float" office:value="1219" table:style-name="ce36">
            <text:p><text:s text:c="2"/>1 219</text:p>
          </table:table-cell>
          <table:table-cell office:value-type="float" office:value="869" table:style-name="ce36">
            <text:p><text:s text:c="3"/>869</text:p>
          </table:table-cell>
          <table:table-cell office:value-type="float" office:value="3452" table:style-name="ce36">
            <text:p><text:s text:c="2"/>3 452</text:p>
          </table:table-cell>
          <table:table-cell office:value-type="float" office:value="7183" table:style-name="ce36">
            <text:p><text:s text:c="2"/>7 183</text:p>
          </table:table-cell>
          <table:table-cell office:value-type="float" office:value="97557" table:style-name="ce36">
            <text:p><text:s text:c="2"/>97 5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63946" table:style-name="ce36">
            <text:p><text:s text:c="2"/>63 946</text:p>
          </table:table-cell>
          <table:table-cell office:value-type="float" office:value="8113" table:style-name="ce36">
            <text:p><text:s text:c="2"/>8 113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2358" table:style-name="ce36">
            <text:p><text:s text:c="2"/>2 358</text:p>
          </table:table-cell>
          <table:table-cell office:value-type="float" office:value="2438" table:style-name="ce36">
            <text:p><text:s text:c="2"/>2 438</text:p>
          </table:table-cell>
          <table:table-cell office:value-type="float" office:value="1097" table:style-name="ce36">
            <text:p><text:s text:c="2"/>1 097</text:p>
          </table:table-cell>
          <table:table-cell office:value-type="float" office:value="6227" table:style-name="ce36">
            <text:p><text:s text:c="2"/>6 227</text:p>
          </table:table-cell>
          <table:table-cell office:value-type="float" office:value="49107" table:style-name="ce36">
            <text:p><text:s text:c="2"/>49 10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61596" table:style-name="ce36">
            <text:p><text:s text:c="2"/>61 596</text:p>
          </table:table-cell>
          <table:table-cell office:value-type="float" office:value="21157" table:style-name="ce36">
            <text:p><text:s text:c="2"/>21 157</text:p>
          </table:table-cell>
          <table:table-cell office:value-type="float" office:value="519" table:style-name="ce36">
            <text:p><text:s text:c="3"/>519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664" table:style-name="ce36">
            <text:p><text:s text:c="3"/>664</text:p>
          </table:table-cell>
          <table:table-cell office:value-type="float" office:value="4726" table:style-name="ce36">
            <text:p><text:s text:c="2"/>4 726</text:p>
          </table:table-cell>
          <table:table-cell office:value-type="float" office:value="927" table:style-name="ce36">
            <text:p><text:s text:c="3"/>927</text:p>
          </table:table-cell>
          <table:table-cell office:value-type="float" office:value="6458" table:style-name="ce36">
            <text:p><text:s text:c="2"/>6 458</text:p>
          </table:table-cell>
          <table:table-cell office:value-type="float" office:value="33462" table:style-name="ce36">
            <text:p><text:s text:c="2"/>33 46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63996" table:style-name="ce37">
            <text:p><text:s text:c="2"/>63 996</text:p>
          </table:table-cell>
          <table:table-cell office:value-type="float" office:value="23688" table:style-name="ce37">
            <text:p><text:s text:c="2"/>23 688</text:p>
          </table:table-cell>
          <table:table-cell office:value-type="float" office:value="524" table:style-name="ce37">
            <text:p><text:s text:c="3"/>524</text:p>
          </table:table-cell>
          <table:table-cell office:value-type="float" office:value="983" table:style-name="ce37">
            <text:p><text:s text:c="3"/>983</text:p>
          </table:table-cell>
          <table:table-cell office:value-type="float" office:value="1036" table:style-name="ce37">
            <text:p><text:s text:c="2"/>1 036</text:p>
          </table:table-cell>
          <table:table-cell office:value-type="float" office:value="6263" table:style-name="ce37">
            <text:p><text:s text:c="2"/>6 263</text:p>
          </table:table-cell>
          <table:table-cell office:value-type="float" office:value="988" table:style-name="ce37">
            <text:p><text:s text:c="3"/>988</text:p>
          </table:table-cell>
          <table:table-cell office:value-type="float" office:value="9270" table:style-name="ce37">
            <text:p><text:s text:c="2"/>9 270</text:p>
          </table:table-cell>
          <table:table-cell office:value-type="float" office:value="30514" table:style-name="ce37">
            <text:p><text:s text:c="2"/>30 51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61930" table:style-name="ce38">
            <text:p><text:s text:c="2"/>61 9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3" table:style-name="ce38">
            <text:p><text:s text:c="2"/>2 873</text:p>
          </table:table-cell>
          <table:table-cell office:value-type="float" office:value="2873" table:style-name="ce38">
            <text:p><text:s text:c="2"/>2 873</text:p>
          </table:table-cell>
          <table:table-cell office:value-type="float" office:value="59057" table:style-name="ce38">
            <text:p><text:s text:c="2"/>59 05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198293" table:style-name="ce38">
            <text:p><text:s text:c="2"/>198 293</text:p>
          </table:table-cell>
          <table:table-cell office:value-type="float" office:value="759" table:style-name="ce38">
            <text:p><text:s text:c="3"/>7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460" table:style-name="ce38">
            <text:p><text:s text:c="2"/>24 460</text:p>
          </table:table-cell>
          <table:table-cell office:value-type="float" office:value="6175" table:style-name="ce38">
            <text:p><text:s text:c="2"/>6 175</text:p>
          </table:table-cell>
          <table:table-cell office:value-type="float" office:value="30635" table:style-name="ce38">
            <text:p><text:s text:c="2"/>30 635</text:p>
          </table:table-cell>
          <table:table-cell office:value-type="float" office:value="166899" table:style-name="ce38">
            <text:p><text:s text:c="2"/>166 89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52063" table:style-name="ce37">
            <text:p><text:s text:c="2"/>52 063</text:p>
          </table:table-cell>
          <table:table-cell office:value-type="float" office:value="1688" table:style-name="ce37">
            <text:p><text:s text:c="2"/>1 6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2249" table:style-name="ce37">
            <text:p><text:s text:c="2"/>2 249</text:p>
          </table:table-cell>
          <table:table-cell office:value-type="float" office:value="2396" table:style-name="ce37">
            <text:p><text:s text:c="2"/>2 396</text:p>
          </table:table-cell>
          <table:table-cell office:value-type="float" office:value="47979" table:style-name="ce37">
            <text:p><text:s text:c="2"/>47 97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289915" table:style-name="ce38">
            <text:p><text:s text:c="2"/>289 9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460" table:style-name="ce38">
            <text:p><text:s text:c="2"/>14 460</text:p>
          </table:table-cell>
          <table:table-cell office:value-type="float" office:value="14460" table:style-name="ce38">
            <text:p><text:s text:c="2"/>14 460</text:p>
          </table:table-cell>
          <table:table-cell office:value-type="float" office:value="275455" table:style-name="ce38">
            <text:p><text:s text:c="2"/>275 4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42504" table:style-name="ce36">
            <text:p><text:s text:c="2"/>142 5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93" table:style-name="ce36">
            <text:p><text:s text:c="2"/>7 893</text:p>
          </table:table-cell>
          <table:table-cell office:value-type="float" office:value="7893" table:style-name="ce36">
            <text:p><text:s text:c="2"/>7 893</text:p>
          </table:table-cell>
          <table:table-cell office:value-type="float" office:value="134611" table:style-name="ce36">
            <text:p><text:s text:c="2"/>134 61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12751" table:style-name="ce36">
            <text:p><text:s text:c="2"/>112 7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33" table:style-name="ce36">
            <text:p><text:s text:c="2"/>4 033</text:p>
          </table:table-cell>
          <table:table-cell office:value-type="float" office:value="4033" table:style-name="ce36">
            <text:p><text:s text:c="2"/>4 033</text:p>
          </table:table-cell>
          <table:table-cell office:value-type="float" office:value="108718" table:style-name="ce36">
            <text:p><text:s text:c="2"/>108 71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49154" table:style-name="ce36">
            <text:p><text:s text:c="2"/>49 154</text:p>
          </table:table-cell>
          <table:table-cell office:value-type="float" office:value="-75075" table:style-name="ce36">
            <text:p><text:s/>(-) <text:s/>75 0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0" table:style-name="ce36">
            <text:p><text:s text:c="2"/>1 070</text:p>
          </table:table-cell>
          <table:table-cell office:value-type="float" office:value="1070" table:style-name="ce36">
            <text:p><text:s text:c="2"/>1 070</text:p>
          </table:table-cell>
          <table:table-cell office:value-type="float" office:value="123159" table:style-name="ce36">
            <text:p><text:s text:c="2"/>123 15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31614" table:style-name="ce36">
            <text:p><text:s text:c="2"/>31 614</text:p>
          </table:table-cell>
          <table:table-cell office:value-type="float" office:value="-549649" table:style-name="ce36">
            <text:p><text:s/>(-) <text:s/>549 6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580785" table:style-name="ce36">
            <text:p><text:s text:c="2"/>580 7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10000" table:style-name="ce36">
            <text:p><text:s text:c="2"/>110 0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52923" table:style-name="ce36">
            <text:p><text:s/>(-) <text:s/>52 9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1" table:style-name="ce36">
            <text:p><text:s text:c="2"/>1 461</text:p>
          </table:table-cell>
          <table:table-cell office:value-type="float" office:value="4032" table:style-name="ce36">
            <text:p><text:s text:c="2"/>4 032</text:p>
          </table:table-cell>
          <table:table-cell office:value-type="float" office:value="5493" table:style-name="ce36">
            <text:p><text:s text:c="2"/>5 493</text:p>
          </table:table-cell>
          <table:table-cell office:value-type="float" office:value="157430" table:style-name="ce36">
            <text:p><text:s text:c="2"/>157 43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78980" table:style-name="ce38">
            <text:p><text:s text:c="2"/>78 9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41" table:style-name="ce38">
            <text:p><text:s text:c="2"/>6 841</text:p>
          </table:table-cell>
          <table:table-cell office:value-type="float" office:value="863" table:style-name="ce38">
            <text:p><text:s text:c="3"/>863</text:p>
          </table:table-cell>
          <table:table-cell office:value-type="float" office:value="7704" table:style-name="ce38">
            <text:p><text:s text:c="2"/>7 704</text:p>
          </table:table-cell>
          <table:table-cell office:value-type="float" office:value="71276" table:style-name="ce38">
            <text:p><text:s text:c="2"/>71 27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9565" table:style-name="ce37">
            <text:p><text:s text:c="2"/>19 5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290" table:style-name="ce37">
            <text:p><text:s/>(-) <text:s/>1 2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2969" table:style-name="ce37">
            <text:p><text:s text:c="2"/>2 969</text:p>
          </table:table-cell>
          <table:table-cell office:value-type="float" office:value="3104" table:style-name="ce37">
            <text:p><text:s text:c="2"/>3 104</text:p>
          </table:table-cell>
          <table:table-cell office:value-type="float" office:value="17751" table:style-name="ce37">
            <text:p><text:s text:c="2"/>17 75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36088" table:style-name="ce37">
            <text:p><text:s text:c="2"/>36 0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1211" table:style-name="ce37">
            <text:p><text:s text:c="2"/>1 211</text:p>
          </table:table-cell>
          <table:table-cell office:value-type="float" office:value="1461" table:style-name="ce37">
            <text:p><text:s text:c="2"/>1 461</text:p>
          </table:table-cell>
          <table:table-cell office:value-type="float" office:value="34627" table:style-name="ce37">
            <text:p><text:s text:c="2"/>34 627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71770" table:style-name="ce37">
            <text:p><text:s text:c="2"/>71 7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52" table:style-name="ce37">
            <text:p><text:s text:c="2"/>3 952</text:p>
          </table:table-cell>
          <table:table-cell office:value-type="float" office:value="3952" table:style-name="ce37">
            <text:p><text:s text:c="2"/>3 952</text:p>
          </table:table-cell>
          <table:table-cell office:value-type="float" office:value="67818" table:style-name="ce37">
            <text:p><text:s text:c="2"/>67 81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8663" table:style-name="ce37">
            <text:p><text:s text:c="2"/>18 6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2" table:style-name="ce37">
            <text:p><text:s text:c="2"/>1 252</text:p>
          </table:table-cell>
          <table:table-cell office:value-type="float" office:value="1252" table:style-name="ce37">
            <text:p><text:s text:c="2"/>1 252</text:p>
          </table:table-cell>
          <table:table-cell office:value-type="float" office:value="17411" table:style-name="ce37">
            <text:p><text:s text:c="2"/>17 41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30749" table:style-name="ce36">
            <text:p><text:s text:c="2"/>30 7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7" table:style-name="ce36">
            <text:p><text:s text:c="2"/>2 287</text:p>
          </table:table-cell>
          <table:table-cell office:value-type="float" office:value="2287" table:style-name="ce36">
            <text:p><text:s text:c="2"/>2 287</text:p>
          </table:table-cell>
          <table:table-cell office:value-type="float" office:value="28462" table:style-name="ce36">
            <text:p><text:s text:c="2"/>28 4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76461" table:style-name="ce36">
            <text:p><text:s text:c="2"/>176 4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122" table:style-name="ce36">
            <text:p><text:s text:c="2"/>14 122</text:p>
          </table:table-cell>
          <table:table-cell office:value-type="float" office:value="2630" table:style-name="ce36">
            <text:p><text:s text:c="2"/>2 630</text:p>
          </table:table-cell>
          <table:table-cell office:value-type="float" office:value="16752" table:style-name="ce36">
            <text:p><text:s text:c="2"/>16 752</text:p>
          </table:table-cell>
          <table:table-cell office:value-type="float" office:value="159709" table:style-name="ce36">
            <text:p><text:s text:c="2"/>159 70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2471" table:style-name="ce36">
            <text:p><text:s text:c="2"/>32 471</text:p>
          </table:table-cell>
          <table:table-cell office:value-type="float" office:value="8618" table:style-name="ce36">
            <text:p><text:s text:c="2"/>8 618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6" table:style-name="ce36">
            <text:p><text:s text:c="3"/>806</text:p>
          </table:table-cell>
          <table:table-cell office:value-type="float" office:value="809" table:style-name="ce36">
            <text:p><text:s text:c="3"/>809</text:p>
          </table:table-cell>
          <table:table-cell office:value-type="float" office:value="22992" table:style-name="ce36">
            <text:p><text:s text:c="2"/>22 99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4215" table:style-name="ce36">
            <text:p><text:s text:c="2"/>34 2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4" table:style-name="ce36">
            <text:p><text:s text:c="2"/>1 324</text:p>
          </table:table-cell>
          <table:table-cell office:value-type="float" office:value="1336" table:style-name="ce36">
            <text:p><text:s text:c="2"/>1 336</text:p>
          </table:table-cell>
          <table:table-cell office:value-type="float" office:value="32879" table:style-name="ce36">
            <text:p><text:s text:c="2"/>32 87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77459" table:style-name="ce36">
            <text:p><text:s text:c="2"/>177 4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99" table:style-name="ce36">
            <text:p><text:s text:c="2"/>27 999</text:p>
          </table:table-cell>
          <table:table-cell office:value-type="float" office:value="5785" table:style-name="ce36">
            <text:p><text:s text:c="2"/>5 785</text:p>
          </table:table-cell>
          <table:table-cell office:value-type="float" office:value="33784" table:style-name="ce36">
            <text:p><text:s text:c="2"/>33 784</text:p>
          </table:table-cell>
          <table:table-cell office:value-type="float" office:value="143675" table:style-name="ce36">
            <text:p><text:s text:c="2"/>143 67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93209" table:style-name="ce37">
            <text:p><text:s text:c="2"/>93 209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70" table:style-name="ce37">
            <text:p><text:s text:c="2"/>4 070</text:p>
          </table:table-cell>
          <table:table-cell office:value-type="float" office:value="4070" table:style-name="ce37">
            <text:p><text:s text:c="2"/>4 070</text:p>
          </table:table-cell>
          <table:table-cell office:value-type="float" office:value="89008" table:style-name="ce37">
            <text:p><text:s text:c="2"/>89 00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453376" table:style-name="ce37">
            <text:p><text:s text:c="2"/>453 3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691" table:style-name="ce37">
            <text:p><text:s text:c="2"/>57 691</text:p>
          </table:table-cell>
          <table:table-cell office:value-type="float" office:value="57691" table:style-name="ce37">
            <text:p><text:s text:c="2"/>57 691</text:p>
          </table:table-cell>
          <table:table-cell office:value-type="float" office:value="395685" table:style-name="ce37">
            <text:p><text:s text:c="2"/>395 68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33963" table:style-name="ce37">
            <text:p><text:s text:c="2"/>133 9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7" table:style-name="ce37">
            <text:p><text:s text:c="3"/>827</text:p>
          </table:table-cell>
          <table:table-cell office:value-type="float" office:value="827" table:style-name="ce37">
            <text:p><text:s text:c="3"/>827</text:p>
          </table:table-cell>
          <table:table-cell office:value-type="float" office:value="133136" table:style-name="ce37">
            <text:p><text:s text:c="2"/>133 13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249695" table:style-name="ce37">
            <text:p><text:s text:c="2"/>249 6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9695" table:style-name="ce37">
            <text:p><text:s text:c="2"/>249 695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39180" table:style-name="ce37">
            <text:p><text:s text:c="2"/>139 1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07" table:style-name="ce37">
            <text:p><text:s text:c="2"/>7 207</text:p>
          </table:table-cell>
          <table:table-cell office:value-type="float" office:value="7207" table:style-name="ce37">
            <text:p><text:s text:c="2"/>7 207</text:p>
          </table:table-cell>
          <table:table-cell office:value-type="float" office:value="131973" table:style-name="ce37">
            <text:p><text:s text:c="2"/>131 97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39621" table:style-name="ce36">
            <text:p><text:s text:c="2"/>39 6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39584" table:style-name="ce36">
            <text:p><text:s text:c="2"/>39 58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2485" table:style-name="ce36">
            <text:p><text:s text:c="2"/>62 4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6" table:style-name="ce36">
            <text:p><text:s text:c="2"/>3 226</text:p>
          </table:table-cell>
          <table:table-cell office:value-type="float" office:value="3226" table:style-name="ce36">
            <text:p><text:s text:c="2"/>3 226</text:p>
          </table:table-cell>
          <table:table-cell office:value-type="float" office:value="59259" table:style-name="ce36">
            <text:p><text:s text:c="2"/>59 25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88295" table:style-name="ce36">
            <text:p><text:s text:c="2"/>88 2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13" table:style-name="ce36">
            <text:p><text:s text:c="2"/>4 413</text:p>
          </table:table-cell>
          <table:table-cell office:value-type="float" office:value="4413" table:style-name="ce36">
            <text:p><text:s text:c="2"/>4 413</text:p>
          </table:table-cell>
          <table:table-cell office:value-type="float" office:value="83882" table:style-name="ce36">
            <text:p><text:s text:c="2"/>83 88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0077" table:style-name="ce36">
            <text:p><text:s text:c="2"/>70 0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25" table:style-name="ce36">
            <text:p><text:s text:c="2"/>5 725</text:p>
          </table:table-cell>
          <table:table-cell office:value-type="float" office:value="5725" table:style-name="ce36">
            <text:p><text:s text:c="2"/>5 725</text:p>
          </table:table-cell>
          <table:table-cell office:value-type="float" office:value="64352" table:style-name="ce36">
            <text:p><text:s text:c="2"/>64 35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59472" table:style-name="ce36">
            <text:p><text:s text:c="2"/>59 4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3" table:style-name="ce36">
            <text:p><text:s text:c="2"/>1 293</text:p>
          </table:table-cell>
          <table:table-cell office:value-type="float" office:value="1293" table:style-name="ce36">
            <text:p><text:s text:c="2"/>1 293</text:p>
          </table:table-cell>
          <table:table-cell office:value-type="float" office:value="58179" table:style-name="ce36">
            <text:p><text:s text:c="2"/>58 17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94272" table:style-name="ce37">
            <text:p><text:s text:c="2"/>94 2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81" table:style-name="ce37">
            <text:p><text:s text:c="2"/>5 781</text:p>
          </table:table-cell>
          <table:table-cell office:value-type="float" office:value="5781" table:style-name="ce37">
            <text:p><text:s text:c="2"/>5 781</text:p>
          </table:table-cell>
          <table:table-cell office:value-type="float" office:value="88491" table:style-name="ce37">
            <text:p><text:s text:c="2"/>88 49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25828" table:style-name="ce37">
            <text:p><text:s text:c="2"/>25 8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6" table:style-name="ce37">
            <text:p><text:s text:c="2"/>1 136</text:p>
          </table:table-cell>
          <table:table-cell office:value-type="float" office:value="1136" table:style-name="ce37">
            <text:p><text:s text:c="2"/>1 136</text:p>
          </table:table-cell>
          <table:table-cell office:value-type="float" office:value="24692" table:style-name="ce37">
            <text:p><text:s text:c="2"/>24 692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477476" table:style-name="ce37">
            <text:p><text:s text:c="2"/>477 4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7476" table:style-name="ce37">
            <text:p><text:s text:c="2"/>477 476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1134" table:style-name="ce37">
            <text:p><text:s text:c="2"/>11 1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34" table:style-name="ce37">
            <text:p><text:s text:c="2"/>11 13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179293" table:style-name="ce37">
            <text:p><text:s text:c="2"/>179 2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293" table:style-name="ce37">
            <text:p><text:s text:c="2"/>179 29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65760" table:style-name="ce36">
            <text:p><text:s text:c="2"/>65 7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6" table:style-name="ce36">
            <text:p><text:s text:c="2"/>1 156</text:p>
          </table:table-cell>
          <table:table-cell office:value-type="float" office:value="1156" table:style-name="ce36">
            <text:p><text:s text:c="2"/>1 156</text:p>
          </table:table-cell>
          <table:table-cell office:value-type="float" office:value="64604" table:style-name="ce36">
            <text:p><text:s text:c="2"/>64 60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11139" table:style-name="ce36">
            <text:p><text:s text:c="2"/>111 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139" table:style-name="ce36">
            <text:p><text:s text:c="2"/>111 13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31536" table:style-name="ce36">
            <text:p><text:s text:c="2"/>131 5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90" table:style-name="ce36">
            <text:p><text:s text:c="2"/>3 790</text:p>
          </table:table-cell>
          <table:table-cell office:value-type="float" office:value="3790" table:style-name="ce36">
            <text:p><text:s text:c="2"/>3 790</text:p>
          </table:table-cell>
          <table:table-cell office:value-type="float" office:value="127746" table:style-name="ce36">
            <text:p><text:s text:c="2"/>127 74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1264" table:style-name="ce36">
            <text:p><text:s text:c="2"/>31 2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98" table:style-name="ce36">
            <text:p><text:s text:c="2"/>4 498</text:p>
          </table:table-cell>
          <table:table-cell office:value-type="float" office:value="4500" table:style-name="ce36">
            <text:p><text:s text:c="2"/>4 500</text:p>
          </table:table-cell>
          <table:table-cell office:value-type="float" office:value="26764" table:style-name="ce36">
            <text:p><text:s text:c="2"/>26 76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69249" table:style-name="ce36">
            <text:p><text:s text:c="2"/>69 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249" table:style-name="ce36">
            <text:p><text:s text:c="2"/>69 24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1184" table:style-name="ce37">
            <text:p><text:s text:c="2"/>21 1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1" table:style-name="ce37">
            <text:p><text:s text:c="3"/>951</text:p>
          </table:table-cell>
          <table:table-cell office:value-type="float" office:value="951" table:style-name="ce37">
            <text:p><text:s text:c="3"/>951</text:p>
          </table:table-cell>
          <table:table-cell office:value-type="float" office:value="20233" table:style-name="ce37">
            <text:p><text:s text:c="2"/>20 23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27778" table:style-name="ce37">
            <text:p><text:s text:c="2"/>27 7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27394" table:style-name="ce37">
            <text:p><text:s text:c="2"/>27 39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44434" table:style-name="ce37">
            <text:p><text:s text:c="2"/>44 4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434" table:style-name="ce37">
            <text:p><text:s text:c="2"/>44 434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8634494" table:style-name="ce48">
            <text:p><text:s/>8 634 494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26611" table:style-name="ce48">
            <text:p><text:s text:c="2"/>26 611</text:p>
          </table:table-cell>
          <table:table-cell office:value-type="float" office:value="41180" table:style-name="ce48">
            <text:p><text:s text:c="2"/>41 180</text:p>
          </table:table-cell>
          <table:table-cell office:value-type="float" office:value="297536" table:style-name="ce48">
            <text:p><text:s text:c="2"/>297 536</text:p>
          </table:table-cell>
          <table:table-cell office:value-type="float" office:value="290594" table:style-name="ce48">
            <text:p><text:s text:c="2"/>290 594</text:p>
          </table:table-cell>
          <table:table-cell office:value-type="float" office:value="655921" table:style-name="ce48">
            <text:p><text:s text:c="2"/>655 921</text:p>
          </table:table-cell>
          <table:table-cell office:value-type="float" office:value="7978573" table:style-name="ce48">
            <text:p><text:s/>7 978 573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1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7552" table:style-name="ce36">
            <text:p><text:s text:c="2"/>7 552</text:p>
          </table:table-cell>
          <table:table-cell office:value-type="float" office:value="304" table:style-name="ce36">
            <text:p><text:s text:c="3"/>304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8" table:style-name="ce36">
            <text:p><text:s text:c="3"/>5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26" table:style-name="ce36">
            <text:p><text:s text:c="2"/>8 42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0618" table:style-name="ce36">
            <text:p><text:s text:c="2"/>20 618</text:p>
          </table:table-cell>
          <table:table-cell office:value-type="float" office:value="1444" table:style-name="ce36">
            <text:p><text:s text:c="2"/>1 444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2" table:style-name="ce36">
            <text:p><text:s text:c="3"/>3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96" table:style-name="ce36">
            <text:p><text:s text:c="2"/>22 49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106" table:style-name="ce36">
            <text:p><text:s text:c="2"/>8 10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19" table:style-name="ce36">
            <text:p><text:s text:c="2"/>8 11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0724" table:style-name="ce36">
            <text:p><text:s text:c="2"/>40 724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949" table:style-name="ce36">
            <text:p><text:s text:c="2"/>40 949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50599" table:style-name="ce36">
            <text:p><text:s text:c="2"/>50 599</text:p>
          </table:table-cell>
          <table:table-cell office:value-type="float" office:value="1593" table:style-name="ce36">
            <text:p><text:s text:c="2"/>1 593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217" table:style-name="ce36">
            <text:p><text:s text:c="2"/>52 21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4179" table:style-name="ce37">
            <text:p><text:s text:c="2"/>34 179</text:p>
          </table:table-cell>
          <table:table-cell office:value-type="float" office:value="1593" table:style-name="ce37">
            <text:p><text:s text:c="2"/>1 593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7" table:style-name="ce37">
            <text:p><text:s text:c="3"/>27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140" table:style-name="ce37">
            <text:p><text:s text:c="2"/>36 14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6313" table:style-name="ce37">
            <text:p><text:s text:c="2"/>6 313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63" table:style-name="ce37">
            <text:p><text:s text:c="2"/>6 36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5229" table:style-name="ce37">
            <text:p><text:s text:c="2"/>15 229</text:p>
          </table:table-cell>
          <table:table-cell office:value-type="float" office:value="510" table:style-name="ce37">
            <text:p><text:s text:c="3"/>51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7" table:style-name="ce37">
            <text:p><text:s text:c="3"/>5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64" table:style-name="ce37">
            <text:p><text:s text:c="2"/>16 26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3877" table:style-name="ce37">
            <text:p><text:s text:c="2"/>13 877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13" table:style-name="ce37">
            <text:p><text:s text:c="2"/>14 31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324" table:style-name="ce37">
            <text:p><text:s text:c="2"/>3 324</text:p>
          </table:table-cell>
          <table:table-cell office:value-type="float" office:value="44139" table:style-name="ce37">
            <text:p><text:s text:c="2"/>44 139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656" table:style-name="ce37">
            <text:p><text:s text:c="2"/>47 65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703" table:style-name="ce36">
            <text:p><text:s text:c="2"/>1 703</text:p>
          </table:table-cell>
          <table:table-cell office:value-type="float" office:value="16264" table:style-name="ce36">
            <text:p><text:s text:c="2"/>16 264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15" table:style-name="ce36">
            <text:p><text:s text:c="2"/>18 01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5635" table:style-name="ce36">
            <text:p><text:s text:c="2"/>5 6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43" table:style-name="ce36">
            <text:p><text:s text:c="2"/>5 94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10" table:style-name="ce36">
            <text:p><text:s text:c="3"/>310</text:p>
          </table:table-cell>
          <table:table-cell office:value-type="float" office:value="15695" table:style-name="ce36">
            <text:p><text:s text:c="2"/>15 69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13" table:style-name="ce36">
            <text:p><text:s text:c="2"/>16 01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760" table:style-name="ce36">
            <text:p><text:s text:c="3"/>760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16716" table:style-name="ce36">
            <text:p><text:s text:c="2"/>16 7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85" table:style-name="ce36">
            <text:p><text:s text:c="2"/>18 385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6107" table:style-name="ce36">
            <text:p><text:s text:c="2"/>6 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32" table:style-name="ce36">
            <text:p><text:s text:c="2"/>6 53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6" table:style-name="ce37">
            <text:p><text:s text:c="2"/>1 0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6" table:style-name="ce37">
            <text:p><text:s text:c="2"/>1 00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4133" table:style-name="ce37">
            <text:p><text:s text:c="2"/>14 1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7" table:style-name="ce37">
            <text:p><text:s text:c="3"/>6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76" table:style-name="ce37">
            <text:p><text:s text:c="2"/>15 47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111" table:style-name="ce37">
            <text:p><text:s text:c="2"/>149 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8" table:style-name="ce37">
            <text:p><text:s text:c="3"/>4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604" table:style-name="ce37">
            <text:p><text:s text:c="2"/>149 60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801" table:style-name="ce37">
            <text:p><text:s text:c="2"/>76 8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801" table:style-name="ce37">
            <text:p><text:s text:c="2"/>76 801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0408" table:style-name="ce37">
            <text:p><text:s text:c="2"/>10 4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9" table:style-name="ce37">
            <text:p><text:s text:c="3"/>4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36" table:style-name="ce37">
            <text:p><text:s text:c="2"/>10 83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475" table:style-name="ce36">
            <text:p><text:s text:c="2"/>73 4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4" table:style-name="ce36">
            <text:p><text:s text:c="2"/>1 5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5" table:style-name="ce36">
            <text:p><text:s text:c="3"/>3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948" table:style-name="ce36">
            <text:p><text:s text:c="2"/>75 94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99" table:style-name="ce36">
            <text:p><text:s text:c="2"/>9 3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95" table:style-name="ce36">
            <text:p><text:s text:c="2"/>9 5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19" table:style-name="ce36">
            <text:p><text:s text:c="2"/>29 2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9" table:style-name="ce36">
            <text:p><text:s text:c="2"/>1 9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219" table:style-name="ce36">
            <text:p><text:s text:c="2"/>31 2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27" table:style-name="ce36">
            <text:p><text:s text:c="2"/>2 7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3" table:style-name="ce36">
            <text:p><text:s text:c="2"/>2 78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60" table:style-name="ce36">
            <text:p><text:s text:c="2"/>12 1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6" table:style-name="ce36">
            <text:p><text:s text:c="2"/>1 0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24" table:style-name="ce36">
            <text:p><text:s text:c="2"/>13 22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799" table:style-name="ce37">
            <text:p><text:s text:c="3"/>79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763" table:style-name="ce37">
            <text:p><text:s text:c="2"/>28 7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3" table:style-name="ce37">
            <text:p><text:s text:c="2"/>1 1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822" table:style-name="ce37">
            <text:p><text:s text:c="2"/>30 82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68" table:style-name="ce38">
            <text:p><text:s text:c="3"/>168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814" table:style-name="ce38">
            <text:p><text:s text:c="2"/>35 814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25" table:style-name="ce38">
            <text:p><text:s text:c="2"/>3 1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329" table:style-name="ce38">
            <text:p><text:s text:c="2"/>39 32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6738" table:style-name="ce37">
            <text:p><text:s text:c="2"/>16 738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10" table:style-name="ce37">
            <text:p><text:s text:c="2"/>17 41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996" table:style-name="ce37">
            <text:p><text:s text:c="2"/>36 9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7" table:style-name="ce37">
            <text:p><text:s text:c="3"/>687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94" table:style-name="ce37">
            <text:p><text:s text:c="2"/>3 4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427" table:style-name="ce37">
            <text:p><text:s text:c="2"/>41 42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95" table:style-name="ce37">
            <text:p><text:s text:c="2"/>8 2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16" table:style-name="ce37">
            <text:p><text:s text:c="2"/>8 4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882" table:style-name="ce36">
            <text:p><text:s text:c="3"/>882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49" table:style-name="ce36">
            <text:p><text:s text:c="2"/>8 9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0" table:style-name="ce36">
            <text:p><text:s text:c="3"/>5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97" table:style-name="ce36">
            <text:p><text:s text:c="2"/>10 3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307" table:style-name="ce36">
            <text:p><text:s text:c="2"/>1 307</text:p>
          </table:table-cell>
          <table:table-cell office:value-type="float" office:value="501" table:style-name="ce36">
            <text:p><text:s text:c="3"/>501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1064" table:style-name="ce36">
            <text:p><text:s text:c="2"/>21 064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5" table:style-name="ce36">
            <text:p><text:s text:c="3"/>8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44" table:style-name="ce36">
            <text:p><text:s text:c="2"/>24 0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09" table:style-name="ce36">
            <text:p><text:s text:c="2"/>3 6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31" table:style-name="ce36">
            <text:p><text:s text:c="2"/>16 9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78" table:style-name="ce36">
            <text:p><text:s text:c="2"/>20 7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8" table:style-name="ce36">
            <text:p><text:s text:c="3"/>4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9" table:style-name="ce36">
            <text:p><text:s text:c="2"/>1 239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2290" table:style-name="ce36">
            <text:p><text:s text:c="2"/>52 29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22" table:style-name="ce36">
            <text:p><text:s text:c="2"/>11 5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286" table:style-name="ce36">
            <text:p><text:s text:c="2"/>66 28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190" table:style-name="ce36">
            <text:p><text:s text:c="2"/>1 190</text:p>
          </table:table-cell>
          <table:table-cell office:value-type="float" office:value="55843" table:style-name="ce36">
            <text:p><text:s text:c="2"/>55 8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3" table:style-name="ce36">
            <text:p><text:s text:c="3"/>4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946" table:style-name="ce36">
            <text:p><text:s text:c="2"/>57 94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11" table:style-name="ce37">
            <text:p><text:s text:c="2"/>13 0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24" table:style-name="ce37">
            <text:p><text:s text:c="2"/>13 12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121" table:style-name="ce37">
            <text:p><text:s text:c="2"/>1 121</text:p>
          </table:table-cell>
          <table:table-cell office:value-type="float" office:value="249" table:style-name="ce37">
            <text:p><text:s text:c="3"/>249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15" table:style-name="ce37">
            <text:p><text:s text:c="2"/>7 515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87" table:style-name="ce37">
            <text:p><text:s text:c="2"/>8 98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31" table:style-name="ce37">
            <text:p><text:s text:c="2"/>15 531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85" table:style-name="ce37">
            <text:p><text:s text:c="2"/>16 08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24" table:style-name="ce37">
            <text:p><text:s text:c="2"/>18 124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2" table:style-name="ce37">
            <text:p><text:s text:c="3"/>432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13" table:style-name="ce37">
            <text:p><text:s text:c="2"/>19 21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53091" table:style-name="ce38">
            <text:p><text:s text:c="2"/>53 091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1" table:style-name="ce38">
            <text:p><text:s text:c="3"/>1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5" table:style-name="ce38">
            <text:p><text:s text:c="3"/>3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146" table:style-name="ce38">
            <text:p><text:s text:c="2"/>54 14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1738" table:style-name="ce36">
            <text:p><text:s text:c="2"/>31 7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12" table:style-name="ce36">
            <text:p><text:s text:c="2"/>32 2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07" table:style-name="ce36">
            <text:p><text:s text:c="2"/>21 207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661" table:style-name="ce36">
            <text:p><text:s text:c="2"/>21 66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80" table:style-name="ce36">
            <text:p><text:s text:c="2"/>11 5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80" table:style-name="ce36">
            <text:p><text:s text:c="2"/>11 5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42460" table:style-name="ce36">
            <text:p><text:s text:c="2"/>42 460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352" table:style-name="ce36">
            <text:p><text:s text:c="2"/>43 3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17732" table:style-name="ce36">
            <text:p><text:s text:c="2"/>17 7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6" table:style-name="ce36">
            <text:p><text:s text:c="2"/>1 3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56" table:style-name="ce36">
            <text:p><text:s text:c="2"/>19 55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01" table:style-name="ce37">
            <text:p><text:s text:c="2"/>7 2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01" table:style-name="ce37">
            <text:p><text:s text:c="2"/>7 20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638" table:style-name="ce37">
            <text:p><text:s text:c="2"/>57 6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638" table:style-name="ce37">
            <text:p><text:s text:c="2"/>57 63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35" table:style-name="ce37">
            <text:p><text:s text:c="2"/>6 7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35" table:style-name="ce37">
            <text:p><text:s text:c="2"/>6 73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06" table:style-name="ce37">
            <text:p><text:s text:c="2"/>14 5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06" table:style-name="ce37">
            <text:p><text:s text:c="2"/>14 50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550" table:style-name="ce38">
            <text:p><text:s text:c="2"/>74 5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550" table:style-name="ce38">
            <text:p><text:s text:c="2"/>74 5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8" table:style-name="ce36">
            <text:p><text:s text:c="2"/>1 3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800" table:style-name="ce36">
            <text:p><text:s text:c="2"/>91 8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65" table:style-name="ce36">
            <text:p><text:s text:c="2"/>3 4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021" table:style-name="ce36">
            <text:p><text:s text:c="2"/>98 0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53" table:style-name="ce36">
            <text:p><text:s text:c="2"/>18 253</text:p>
          </table:table-cell>
          <table:table-cell office:value-type="float" office:value="1450" table:style-name="ce36">
            <text:p><text:s text:c="2"/>1 450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43" table:style-name="ce36">
            <text:p><text:s text:c="2"/>18 94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303" table:style-name="ce36">
            <text:p><text:s text:c="2"/>39 30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9" table:style-name="ce36">
            <text:p><text:s text:c="2"/>1 0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0174" table:style-name="ce36">
            <text:p><text:s text:c="2"/>20 174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1" table:style-name="ce36">
            <text:p><text:s text:c="3"/>4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96" table:style-name="ce36">
            <text:p><text:s text:c="2"/>22 6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1" table:style-name="ce36">
            <text:p><text:s text:c="3"/>7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24" table:style-name="ce36">
            <text:p><text:s text:c="2"/>25 224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19" table:style-name="ce36">
            <text:p><text:s text:c="2"/>26 3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6105" table:style-name="ce36">
            <text:p><text:s text:c="2"/>26 105</text:p>
          </table:table-cell>
          <table:table-cell office:value-type="float" office:value="1399" table:style-name="ce36">
            <text:p><text:s text:c="2"/>1 399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15" table:style-name="ce36">
            <text:p><text:s text:c="2"/>28 61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2" table:style-name="ce37">
            <text:p><text:s text:c="3"/>1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6708" table:style-name="ce37">
            <text:p><text:s text:c="2"/>26 708</text:p>
          </table:table-cell>
          <table:table-cell office:value-type="float" office:value="1208" table:style-name="ce37">
            <text:p><text:s text:c="2"/>1 208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3" table:style-name="ce37">
            <text:p><text:s text:c="3"/>373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682" table:style-name="ce37">
            <text:p><text:s text:c="2"/>28 68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13771" table:style-name="ce38">
            <text:p><text:s text:c="2"/>13 771</text:p>
          </table:table-cell>
          <table:table-cell office:value-type="float" office:value="418" table:style-name="ce38">
            <text:p><text:s text:c="3"/>418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419" table:style-name="ce38">
            <text:p><text:s text:c="2"/>14 41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3" table:style-name="ce38">
            <text:p><text:s text:c="3"/>8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1123" table:style-name="ce38">
            <text:p><text:s text:c="2"/>1 123</text:p>
          </table:table-cell>
          <table:table-cell office:value-type="float" office:value="15659" table:style-name="ce38">
            <text:p><text:s text:c="2"/>15 659</text:p>
          </table:table-cell>
          <table:table-cell office:value-type="float" office:value="113" table:style-name="ce38">
            <text:p><text:s text:c="3"/>1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4" table:style-name="ce38">
            <text:p><text:s text:c="3"/>144</text:p>
          </table:table-cell>
          <table:table-cell office:value-type="float" office:value="283" table:style-name="ce38">
            <text:p><text:s text:c="3"/>2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619" table:style-name="ce38">
            <text:p><text:s text:c="2"/>18 61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14525" table:style-name="ce37">
            <text:p><text:s text:c="2"/>14 525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79" table:style-name="ce37">
            <text:p><text:s text:c="2"/>14 77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71" table:style-name="ce38">
            <text:p><text:s text:c="2"/>1 0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501" table:style-name="ce38">
            <text:p><text:s text:c="3"/>501</text:p>
          </table:table-cell>
          <table:table-cell office:value-type="float" office:value="387" table:style-name="ce38">
            <text:p><text:s text:c="3"/>387</text:p>
          </table:table-cell>
          <table:table-cell office:value-type="float" office:value="25151" table:style-name="ce38">
            <text:p><text:s text:c="2"/>25 151</text:p>
          </table:table-cell>
          <table:table-cell office:value-type="float" office:value="294" table:style-name="ce38">
            <text:p><text:s text:c="3"/>294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897" table:style-name="ce38">
            <text:p><text:s text:c="2"/>27 8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40143" table:style-name="ce36">
            <text:p><text:s text:c="2"/>40 14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9" table:style-name="ce36">
            <text:p><text:s text:c="2"/>3 8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682" table:style-name="ce36">
            <text:p><text:s text:c="2"/>44 6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1249" table:style-name="ce36">
            <text:p><text:s text:c="2"/>21 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794" table:style-name="ce36">
            <text:p><text:s text:c="2"/>21 79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367" table:style-name="ce36">
            <text:p><text:s text:c="3"/>367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2736" table:style-name="ce36">
            <text:p><text:s text:c="2"/>52 736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1011" table:style-name="ce36">
            <text:p><text:s text:c="2"/>1 01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88" table:style-name="ce36">
            <text:p><text:s text:c="3"/>38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753" table:style-name="ce36">
            <text:p><text:s text:c="2"/>56 75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70" table:style-name="ce36">
            <text:p><text:s text:c="2"/>14 9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96" table:style-name="ce36">
            <text:p><text:s text:c="2"/>15 0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0508" table:style-name="ce36">
            <text:p><text:s text:c="2"/>20 5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30" table:style-name="ce36">
            <text:p><text:s text:c="2"/>20 83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3" table:style-name="ce38">
            <text:p><text:s text:c="3"/>2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126" table:style-name="ce38">
            <text:p><text:s text:c="3"/>1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33670" table:style-name="ce38">
            <text:p><text:s text:c="2"/>33 6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3" table:style-name="ce38">
            <text:p><text:s text:c="3"/>1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20" table:style-name="ce38">
            <text:p><text:s text:c="3"/>9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523" table:style-name="ce38">
            <text:p><text:s text:c="2"/>35 52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19" table:style-name="ce37">
            <text:p><text:s text:c="2"/>11 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92" table:style-name="ce37">
            <text:p><text:s text:c="2"/>11 4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665" table:style-name="ce37">
            <text:p><text:s text:c="2"/>79 665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773" table:style-name="ce37">
            <text:p><text:s text:c="3"/>7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264" table:style-name="ce37">
            <text:p><text:s text:c="2"/>81 26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502" table:style-name="ce37">
            <text:p><text:s text:c="3"/>502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46" table:style-name="ce37">
            <text:p><text:s text:c="3"/>146</text:p>
          </table:table-cell>
          <table:table-cell office:value-type="float" office:value="31370" table:style-name="ce37">
            <text:p><text:s text:c="2"/>31 370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945" table:style-name="ce37">
            <text:p><text:s text:c="2"/>32 94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5391" table:style-name="ce37">
            <text:p><text:s text:c="2"/>5 391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85" table:style-name="ce37">
            <text:p><text:s text:c="2"/>5 5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9" table:style-name="ce36">
            <text:p><text:s text:c="3"/>389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1350" table:style-name="ce36">
            <text:p><text:s text:c="2"/>1 350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74613" table:style-name="ce36">
            <text:p><text:s text:c="2"/>74 613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930" table:style-name="ce36">
            <text:p><text:s text:c="3"/>930</text:p>
          </table:table-cell>
          <table:table-cell office:value-type="float" office:value="2032" table:style-name="ce36">
            <text:p><text:s text:c="2"/>2 032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1525" table:style-name="ce36">
            <text:p><text:s text:c="2"/>1 525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0" table:style-name="ce36">
            <text:p><text:s text:c="2"/>1 5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687" table:style-name="ce36">
            <text:p><text:s text:c="2"/>84 6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23" table:style-name="ce36">
            <text:p><text:s text:c="2"/>3 623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90" table:style-name="ce36">
            <text:p><text:s text:c="2"/>3 79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94" table:style-name="ce36">
            <text:p><text:s text:c="2"/>18 594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71" table:style-name="ce36">
            <text:p><text:s text:c="2"/>19 4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33404" table:style-name="ce36">
            <text:p><text:s text:c="2"/>33 404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057" table:style-name="ce36">
            <text:p><text:s text:c="2"/>34 05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8393" table:style-name="ce36">
            <text:p><text:s text:c="2"/>8 393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29" table:style-name="ce36">
            <text:p><text:s text:c="2"/>9 52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758" table:style-name="ce37">
            <text:p><text:s text:c="3"/>758</text:p>
          </table:table-cell>
          <table:table-cell office:value-type="float" office:value="41668" table:style-name="ce37">
            <text:p><text:s text:c="2"/>41 668</text:p>
          </table:table-cell>
          <table:table-cell office:value-type="float" office:value="821" table:style-name="ce37">
            <text:p><text:s text:c="3"/>821</text:p>
          </table:table-cell>
          <table:table-cell office:value-type="float" office:value="783" table:style-name="ce37">
            <text:p><text:s text:c="3"/>783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763" table:style-name="ce37">
            <text:p><text:s text:c="2"/>44 76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14394" table:style-name="ce38">
            <text:p><text:s text:c="2"/>14 394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4" table:style-name="ce38">
            <text:p><text:s text:c="3"/>2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928" table:style-name="ce38">
            <text:p><text:s text:c="2"/>15 9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7623" table:style-name="ce38">
            <text:p><text:s text:c="2"/>17 623</text:p>
          </table:table-cell>
          <table:table-cell office:value-type="float" office:value="333" table:style-name="ce38">
            <text:p><text:s text:c="3"/>333</text:p>
          </table:table-cell>
          <table:table-cell office:value-type="float" office:value="268" table:style-name="ce38">
            <text:p><text:s text:c="3"/>2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518" table:style-name="ce38">
            <text:p><text:s text:c="2"/>18 51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6866" table:style-name="ce37">
            <text:p><text:s text:c="2"/>16 8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216" table:style-name="ce37">
            <text:p><text:s text:c="2"/>17 21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33" table:style-name="ce38">
            <text:p><text:s text:c="3"/>4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8" table:style-name="ce38">
            <text:p><text:s text:c="3"/>138</text:p>
          </table:table-cell>
          <table:table-cell office:value-type="float" office:value="508" table:style-name="ce38">
            <text:p><text:s text:c="3"/>508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714" table:style-name="ce38">
            <text:p><text:s text:c="3"/>714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153" table:style-name="ce38">
            <text:p><text:s text:c="3"/>15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372" table:style-name="ce38">
            <text:p><text:s text:c="3"/>372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08" table:style-name="ce38">
            <text:p><text:s text:c="3"/>508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350" table:style-name="ce38">
            <text:p><text:s text:c="3"/>350</text:p>
          </table:table-cell>
          <table:table-cell office:value-type="float" office:value="424" table:style-name="ce38">
            <text:p><text:s text:c="3"/>424</text:p>
          </table:table-cell>
          <table:table-cell office:value-type="float" office:value="943" table:style-name="ce38">
            <text:p><text:s text:c="3"/>943</text:p>
          </table:table-cell>
          <table:table-cell office:value-type="float" office:value="852" table:style-name="ce38">
            <text:p><text:s text:c="3"/>852</text:p>
          </table:table-cell>
          <table:table-cell office:value-type="float" office:value="1841" table:style-name="ce38">
            <text:p><text:s text:c="2"/>1 841</text:p>
          </table:table-cell>
          <table:table-cell office:value-type="float" office:value="63847" table:style-name="ce38">
            <text:p><text:s text:c="2"/>63 847</text:p>
          </table:table-cell>
          <table:table-cell office:value-type="float" office:value="197" table:style-name="ce38">
            <text:p><text:s text:c="3"/>197</text:p>
          </table:table-cell>
          <table:table-cell office:value-type="float" office:value="1599" table:style-name="ce38">
            <text:p><text:s text:c="2"/>1 599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349" table:style-name="ce38">
            <text:p><text:s text:c="3"/>3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01" table:style-name="ce38">
            <text:p><text:s text:c="3"/>4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5" table:style-name="ce38">
            <text:p><text:s text:c="3"/>1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061" table:style-name="ce38">
            <text:p><text:s text:c="2"/>75 06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064" table:style-name="ce36">
            <text:p><text:s text:c="2"/>105 064</text:p>
          </table:table-cell>
          <table:table-cell office:value-type="float" office:value="2312" table:style-name="ce36">
            <text:p><text:s text:c="2"/>2 3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376" table:style-name="ce36">
            <text:p><text:s text:c="2"/>107 3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340" table:style-name="ce36">
            <text:p><text:s text:c="3"/>340</text:p>
          </table:table-cell>
          <table:table-cell office:value-type="float" office:value="54442" table:style-name="ce36">
            <text:p><text:s text:c="2"/>54 442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324" table:style-name="ce36">
            <text:p><text:s text:c="2"/>55 32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972" table:style-name="ce36">
            <text:p><text:s text:c="3"/>972</text:p>
          </table:table-cell>
          <table:table-cell office:value-type="float" office:value="781" table:style-name="ce36">
            <text:p><text:s text:c="3"/>781</text:p>
          </table:table-cell>
          <table:table-cell office:value-type="float" office:value="77393" table:style-name="ce36">
            <text:p><text:s text:c="2"/>77 393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905" table:style-name="ce36">
            <text:p><text:s text:c="2"/>80 9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36083" table:style-name="ce36">
            <text:p><text:s text:c="2"/>36 083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612" table:style-name="ce36">
            <text:p><text:s text:c="2"/>37 6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1060" table:style-name="ce36">
            <text:p><text:s text:c="2"/>31 06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04" table:style-name="ce36">
            <text:p><text:s text:c="3"/>7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02" table:style-name="ce36">
            <text:p><text:s text:c="2"/>32 60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423" table:style-name="ce37">
            <text:p><text:s text:c="3"/>423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21836" table:style-name="ce37">
            <text:p><text:s text:c="2"/>21 8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002" table:style-name="ce37">
            <text:p><text:s text:c="2"/>24 00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203" table:style-name="ce38">
            <text:p><text:s text:c="3"/>203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500" table:style-name="ce38">
            <text:p><text:s text:c="3"/>50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44175" table:style-name="ce38">
            <text:p><text:s text:c="2"/>44 1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24" table:style-name="ce38">
            <text:p><text:s text:c="2"/>4 2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95" table:style-name="ce38">
            <text:p><text:s text:c="2"/>2 1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062" table:style-name="ce38">
            <text:p><text:s text:c="2"/>52 06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2" table:style-name="ce38">
            <text:p><text:s text:c="3"/>8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" table:style-name="ce38">
            <text:p><text:s text:c="3"/>2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2987" table:style-name="ce38">
            <text:p><text:s text:c="2"/>162 9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7" table:style-name="ce38">
            <text:p><text:s text:c="3"/>3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4410" table:style-name="ce38">
            <text:p><text:s text:c="2"/>164 41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483" table:style-name="ce37">
            <text:p><text:s text:c="2"/>46 4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5" table:style-name="ce37">
            <text:p><text:s text:c="2"/>1 49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979" table:style-name="ce37">
            <text:p><text:s text:c="2"/>47 97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4009" table:style-name="ce38">
            <text:p><text:s text:c="2"/>274 0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4975" table:style-name="ce38">
            <text:p><text:s text:c="2"/>274 9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92" table:style-name="ce36">
            <text:p><text:s text:c="2"/>7 8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711" table:style-name="ce36">
            <text:p><text:s text:c="2"/>126 7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611" table:style-name="ce36">
            <text:p><text:s text:c="2"/>134 6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034" table:style-name="ce36">
            <text:p><text:s text:c="2"/>1 034</text:p>
          </table:table-cell>
          <table:table-cell office:value-type="float" office:value="2097" table:style-name="ce36">
            <text:p><text:s text:c="2"/>2 097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035" table:style-name="ce36">
            <text:p><text:s text:c="2"/>105 0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275" table:style-name="ce36">
            <text:p><text:s text:c="2"/>108 2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8" table:style-name="ce36">
            <text:p><text:s text:c="3"/>738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56" table:style-name="ce36">
            <text:p><text:s text:c="2"/>120 956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159" table:style-name="ce36">
            <text:p><text:s text:c="2"/>123 15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20" table:style-name="ce36">
            <text:p><text:s text:c="2"/>2 720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400" table:style-name="ce36">
            <text:p><text:s text:c="2"/>1 400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566" table:style-name="ce36">
            <text:p><text:s text:c="3"/>566</text:p>
          </table:table-cell>
          <table:table-cell office:value-type="float" office:value="563" table:style-name="ce36">
            <text:p><text:s text:c="3"/>563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623" table:style-name="ce36">
            <text:p><text:s text:c="3"/>623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1508" table:style-name="ce36">
            <text:p><text:s text:c="2"/>1 5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7561" table:style-name="ce36">
            <text:p><text:s text:c="2"/>567 561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-634" table:style-name="ce36">
            <text:p><text:s/>(-) <text:s text:c="2"/>634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171" table:style-name="ce36">
            <text:p><text:s/>(-) <text:s text:c="2"/>171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612" table:style-name="ce36">
            <text:p><text:s text:c="3"/>6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9165" table:style-name="ce36">
            <text:p><text:s text:c="2"/>579 1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8" table:style-name="ce36">
            <text:p><text:s text:c="3"/>3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" table:style-name="ce36">
            <text:p><text:s text:c="3"/>886</text:p>
          </table:table-cell>
          <table:table-cell office:value-type="float" office:value="156106" table:style-name="ce36">
            <text:p><text:s text:c="2"/>156 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330" table:style-name="ce36">
            <text:p><text:s text:c="2"/>157 33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664" table:style-name="ce37">
            <text:p><text:s text:c="2"/>67 6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92" table:style-name="ce37">
            <text:p><text:s text:c="2"/>2 1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856" table:style-name="ce37">
            <text:p><text:s text:c="2"/>69 85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94" table:style-name="ce38">
            <text:p><text:s text:c="2"/>1 094</text:p>
          </table:table-cell>
          <table:table-cell office:value-type="float" office:value="11873" table:style-name="ce38">
            <text:p><text:s text:c="2"/>11 8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27" table:style-name="ce38">
            <text:p><text:s text:c="2"/>3 6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629" table:style-name="ce38">
            <text:p><text:s text:c="2"/>16 62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47" table:style-name="ce38">
            <text:p><text:s text:c="2"/>28 7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50" table:style-name="ce38">
            <text:p><text:s text:c="2"/>28 75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1003" table:style-name="ce37">
            <text:p><text:s text:c="2"/>1 003</text:p>
          </table:table-cell>
          <table:table-cell office:value-type="float" office:value="1445" table:style-name="ce37">
            <text:p><text:s text:c="2"/>1 4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036" table:style-name="ce37">
            <text:p><text:s text:c="2"/>59 0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9" table:style-name="ce37">
            <text:p><text:s text:c="2"/>2 1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981" table:style-name="ce37">
            <text:p><text:s text:c="2"/>63 98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253" table:style-name="ce38">
            <text:p><text:s text:c="2"/>17 2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253" table:style-name="ce38">
            <text:p><text:s text:c="2"/>17 2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30" table:style-name="ce36">
            <text:p><text:s text:c="2"/>17 0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34" table:style-name="ce36">
            <text:p><text:s text:c="2"/>17 4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6" table:style-name="ce36">
            <text:p><text:s text:c="2"/>1 7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470" table:style-name="ce36">
            <text:p><text:s text:c="2"/>150 4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2429" table:style-name="ce36">
            <text:p><text:s text:c="2"/>152 4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32" table:style-name="ce36">
            <text:p><text:s text:c="2"/>21 0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43" table:style-name="ce36">
            <text:p><text:s text:c="2"/>21 24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043" table:style-name="ce36">
            <text:p><text:s text:c="2"/>31 0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078" table:style-name="ce36">
            <text:p><text:s text:c="2"/>31 0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261" table:style-name="ce36">
            <text:p><text:s text:c="2"/>143 2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334" table:style-name="ce36">
            <text:p><text:s text:c="2"/>143 33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3" table:style-name="ce37">
            <text:p><text:s text:c="3"/>3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829" table:style-name="ce37">
            <text:p><text:s text:c="2"/>79 829</text:p>
          </table:table-cell>
          <table:table-cell office:value-type="float" office:value="540" table:style-name="ce37">
            <text:p><text:s text:c="3"/>5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0" table:style-name="ce37">
            <text:p><text:s text:c="3"/>9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722" table:style-name="ce37">
            <text:p><text:s text:c="2"/>81 72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3171" table:style-name="ce38">
            <text:p><text:s text:c="2"/>383 1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57" table:style-name="ce38">
            <text:p><text:s text:c="3"/>8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4028" table:style-name="ce38">
            <text:p><text:s text:c="2"/>384 0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518" table:style-name="ce38">
            <text:p><text:s text:c="3"/>518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9" table:style-name="ce38">
            <text:p><text:s text:c="3"/>239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449" table:style-name="ce38">
            <text:p><text:s text:c="3"/>449</text:p>
          </table:table-cell>
          <table:table-cell office:value-type="float" office:value="976" table:style-name="ce38">
            <text:p><text:s text:c="3"/>976</text:p>
          </table:table-cell>
          <table:table-cell office:value-type="float" office:value="595" table:style-name="ce38">
            <text:p><text:s text:c="3"/>595</text:p>
          </table:table-cell>
          <table:table-cell office:value-type="float" office:value="440" table:style-name="ce38">
            <text:p><text:s text:c="3"/>440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1463" table:style-name="ce38">
            <text:p><text:s text:c="2"/>1 463</text:p>
          </table:table-cell>
          <table:table-cell office:value-type="float" office:value="674" table:style-name="ce38">
            <text:p><text:s text:c="3"/>674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200" table:style-name="ce38">
            <text:p><text:s text:c="3"/>200</text:p>
          </table:table-cell>
          <table:table-cell office:value-type="float" office:value="1138" table:style-name="ce38">
            <text:p><text:s text:c="2"/>1 138</text:p>
          </table:table-cell>
          <table:table-cell office:value-type="float" office:value="656" table:style-name="ce38">
            <text:p><text:s text:c="3"/>656</text:p>
          </table:table-cell>
          <table:table-cell office:value-type="float" office:value="1216" table:style-name="ce38">
            <text:p><text:s text:c="2"/>1 216</text:p>
          </table:table-cell>
          <table:table-cell office:value-type="float" office:value="1425" table:style-name="ce38">
            <text:p><text:s text:c="2"/>1 425</text:p>
          </table:table-cell>
          <table:table-cell office:value-type="float" office:value="1320" table:style-name="ce38">
            <text:p><text:s text:c="2"/>1 320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620" table:style-name="ce38">
            <text:p><text:s text:c="3"/>620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477" table:style-name="ce38">
            <text:p><text:s text:c="3"/>477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1029" table:style-name="ce38">
            <text:p><text:s text:c="2"/>1 029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699" table:style-name="ce38">
            <text:p><text:s text:c="2"/>1 699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1589" table:style-name="ce38">
            <text:p><text:s text:c="2"/>1 589</text:p>
          </table:table-cell>
          <table:table-cell office:value-type="float" office:value="1234" table:style-name="ce38">
            <text:p><text:s text:c="2"/>1 234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333" table:style-name="ce38">
            <text:p><text:s text:c="3"/>333</text:p>
          </table:table-cell>
          <table:table-cell office:value-type="float" office:value="910" table:style-name="ce38">
            <text:p><text:s text:c="3"/>910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612" table:style-name="ce38">
            <text:p><text:s text:c="3"/>612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3098" table:style-name="ce38">
            <text:p><text:s text:c="2"/>13 098</text:p>
          </table:table-cell>
          <table:table-cell office:value-type="float" office:value="90664" table:style-name="ce38">
            <text:p><text:s text:c="2"/>90 664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767" table:style-name="ce38">
            <text:p><text:s text:c="3"/>767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462" table:style-name="ce38">
            <text:p><text:s text:c="3"/>462</text:p>
          </table:table-cell>
          <table:table-cell office:value-type="float" office:value="758" table:style-name="ce38">
            <text:p><text:s text:c="3"/>758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1179" table:style-name="ce38">
            <text:p><text:s text:c="2"/>1 179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6" table:style-name="ce38">
            <text:p><text:s text:c="3"/>486</text:p>
          </table:table-cell>
          <table:table-cell office:value-type="float" office:value="259" table:style-name="ce38">
            <text:p><text:s text:c="3"/>259</text:p>
          </table:table-cell>
          <table:table-cell office:value-type="float" office:value="213" table:style-name="ce38">
            <text:p><text:s text:c="3"/>2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039" table:style-name="ce38">
            <text:p><text:s text:c="2"/>130 03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9695" table:style-name="ce37">
            <text:p><text:s text:c="2"/>249 6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9695" table:style-name="ce37">
            <text:p><text:s text:c="2"/>249 695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4" table:style-name="ce38">
            <text:p><text:s text:c="2"/>1 3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4583" table:style-name="ce38">
            <text:p><text:s text:c="2"/>124 5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47" table:style-name="ce38">
            <text:p><text:s text:c="2"/>3 847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9931" table:style-name="ce38">
            <text:p><text:s text:c="2"/>129 93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504" table:style-name="ce36">
            <text:p><text:s text:c="3"/>504</text:p>
          </table:table-cell>
          <table:table-cell office:value-type="float" office:value="726" table:style-name="ce36">
            <text:p><text:s text:c="3"/>726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876" table:style-name="ce36">
            <text:p><text:s text:c="3"/>876</text:p>
          </table:table-cell>
          <table:table-cell office:value-type="float" office:value="527" table:style-name="ce36">
            <text:p><text:s text:c="3"/>527</text:p>
          </table:table-cell>
          <table:table-cell office:value-type="float" office:value="581" table:style-name="ce36">
            <text:p><text:s text:c="3"/>581</text:p>
          </table:table-cell>
          <table:table-cell office:value-type="float" office:value="2210" table:style-name="ce36">
            <text:p><text:s text:c="2"/>2 210</text:p>
          </table:table-cell>
          <table:table-cell office:value-type="float" office:value="878" table:style-name="ce36">
            <text:p><text:s text:c="3"/>878</text:p>
          </table:table-cell>
          <table:table-cell office:value-type="float" office:value="552" table:style-name="ce36">
            <text:p><text:s text:c="3"/>552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50" table:style-name="ce36">
            <text:p><text:s text:c="3"/>35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827" table:style-name="ce36">
            <text:p><text:s text:c="3"/>82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02" table:style-name="ce36">
            <text:p><text:s text:c="2"/>4 7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56" table:style-name="ce36">
            <text:p><text:s text:c="2"/>7 656</text:p>
          </table:table-cell>
          <table:table-cell office:value-type="float" office:value="12477" table:style-name="ce36">
            <text:p><text:s text:c="2"/>12 477</text:p>
          </table:table-cell>
          <table:table-cell office:value-type="float" office:value="941" table:style-name="ce36">
            <text:p><text:s text:c="3"/>941</text:p>
          </table:table-cell>
          <table:table-cell office:value-type="float" office:value="1160" table:style-name="ce36">
            <text:p><text:s text:c="2"/>1 16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584" table:style-name="ce36">
            <text:p><text:s text:c="2"/>39 58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518" table:style-name="ce36">
            <text:p><text:s text:c="2"/>50 5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652" table:style-name="ce36">
            <text:p><text:s text:c="2"/>51 65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8870" table:style-name="ce36">
            <text:p><text:s text:c="2"/>8 8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367" table:style-name="ce36">
            <text:p><text:s text:c="2"/>66 3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93" table:style-name="ce36">
            <text:p><text:s text:c="2"/>5 793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1" table:style-name="ce36">
            <text:p><text:s text:c="2"/>1 5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722" table:style-name="ce36">
            <text:p><text:s text:c="2"/>82 72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2202" table:style-name="ce36">
            <text:p><text:s text:c="2"/>2 2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316" table:style-name="ce36">
            <text:p><text:s text:c="2"/>28 3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00" table:style-name="ce36">
            <text:p><text:s text:c="2"/>32 20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751" table:style-name="ce36">
            <text:p><text:s text:c="2"/>57 7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751" table:style-name="ce36">
            <text:p><text:s text:c="2"/>57 75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0" table:style-name="ce37">
            <text:p><text:s text:c="3"/>370</text:p>
          </table:table-cell>
          <table:table-cell office:value-type="float" office:value="198" table:style-name="ce37">
            <text:p><text:s text:c="3"/>1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412" table:style-name="ce37">
            <text:p><text:s text:c="2"/>84 4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224" table:style-name="ce37">
            <text:p><text:s text:c="3"/>2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519" table:style-name="ce37">
            <text:p><text:s text:c="2"/>85 51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92" table:style-name="ce38">
            <text:p><text:s text:c="2"/>24 6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92" table:style-name="ce38">
            <text:p><text:s text:c="2"/>24 692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7476" table:style-name="ce38">
            <text:p><text:s text:c="2"/>477 4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7476" table:style-name="ce38">
            <text:p><text:s text:c="2"/>477 476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34" table:style-name="ce37">
            <text:p><text:s text:c="2"/>11 1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34" table:style-name="ce37">
            <text:p><text:s text:c="2"/>11 13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293" table:style-name="ce38">
            <text:p><text:s text:c="2"/>179 2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293" table:style-name="ce38">
            <text:p><text:s text:c="2"/>179 29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9" table:style-name="ce36">
            <text:p><text:s text:c="2"/>1 549</text:p>
          </table:table-cell>
          <table:table-cell office:value-type="float" office:value="632" table:style-name="ce36">
            <text:p><text:s text:c="3"/>632</text:p>
          </table:table-cell>
          <table:table-cell office:value-type="float" office:value="62132" table:style-name="ce36">
            <text:p><text:s text:c="2"/>62 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313" table:style-name="ce36">
            <text:p><text:s text:c="2"/>64 31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139" table:style-name="ce36">
            <text:p><text:s text:c="2"/>111 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139" table:style-name="ce36">
            <text:p><text:s text:c="2"/>111 139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9" table:style-name="ce36">
            <text:p><text:s text:c="2"/>2 489</text:p>
          </table:table-cell>
          <table:table-cell office:value-type="float" office:value="124848" table:style-name="ce36">
            <text:p><text:s text:c="2"/>124 8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725" table:style-name="ce36">
            <text:p><text:s text:c="2"/>127 72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4" table:style-name="ce36">
            <text:p><text:s text:c="3"/>9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2" table:style-name="ce36">
            <text:p><text:s text:c="3"/>49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38" table:style-name="ce36">
            <text:p><text:s text:c="2"/>22 8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50" table:style-name="ce36">
            <text:p><text:s text:c="2"/>24 2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249" table:style-name="ce36">
            <text:p><text:s text:c="2"/>69 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249" table:style-name="ce36">
            <text:p><text:s text:c="2"/>69 24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4" table:style-name="ce38">
            <text:p><text:s text:c="3"/>6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38" table:style-name="ce38">
            <text:p><text:s text:c="2"/>6 4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111" table:style-name="ce38">
            <text:p><text:s text:c="2"/>13 1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233" table:style-name="ce38">
            <text:p><text:s text:c="2"/>20 23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298" table:style-name="ce38">
            <text:p><text:s text:c="2"/>27 2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394" table:style-name="ce38">
            <text:p><text:s text:c="2"/>27 394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434" table:style-name="ce38">
            <text:p><text:s text:c="2"/>44 434</text:p>
          </table:table-cell>
          <table:table-cell office:value-type="float" office:value="44434" table:style-name="ce38">
            <text:p><text:s text:c="2"/>44 434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09241" table:style-name="ce39">
            <text:p><text:s text:c="2"/>209 241</text:p>
          </table:table-cell>
          <table:table-cell office:value-type="float" office:value="94213" table:style-name="ce39">
            <text:p><text:s text:c="2"/>94 213</text:p>
          </table:table-cell>
          <table:table-cell office:value-type="float" office:value="23693" table:style-name="ce39">
            <text:p><text:s text:c="2"/>23 693</text:p>
          </table:table-cell>
          <table:table-cell office:value-type="float" office:value="17265" table:style-name="ce39">
            <text:p><text:s text:c="2"/>17 265</text:p>
          </table:table-cell>
          <table:table-cell office:value-type="float" office:value="159027" table:style-name="ce39">
            <text:p><text:s text:c="2"/>159 027</text:p>
          </table:table-cell>
          <table:table-cell office:value-type="float" office:value="77063" table:style-name="ce39">
            <text:p><text:s text:c="2"/>77 063</text:p>
          </table:table-cell>
          <table:table-cell office:value-type="float" office:value="10533" table:style-name="ce39">
            <text:p><text:s text:c="2"/>10 533</text:p>
          </table:table-cell>
          <table:table-cell office:value-type="float" office:value="164010" table:style-name="ce39">
            <text:p><text:s text:c="2"/>164 010</text:p>
          </table:table-cell>
          <table:table-cell office:value-type="float" office:value="55818" table:style-name="ce39">
            <text:p><text:s text:c="2"/>55 818</text:p>
          </table:table-cell>
          <table:table-cell office:value-type="float" office:value="171317" table:style-name="ce39">
            <text:p><text:s text:c="2"/>171 317</text:p>
          </table:table-cell>
          <table:table-cell office:value-type="float" office:value="56908" table:style-name="ce39">
            <text:p><text:s text:c="2"/>56 908</text:p>
          </table:table-cell>
          <table:table-cell office:value-type="float" office:value="13087" table:style-name="ce39">
            <text:p><text:s text:c="2"/>13 087</text:p>
          </table:table-cell>
          <table:table-cell office:value-type="float" office:value="43173" table:style-name="ce39">
            <text:p><text:s text:c="2"/>43 173</text:p>
          </table:table-cell>
          <table:table-cell office:value-type="float" office:value="54296" table:style-name="ce39">
            <text:p><text:s text:c="2"/>54 296</text:p>
          </table:table-cell>
          <table:table-cell office:value-type="float" office:value="32619" table:style-name="ce39">
            <text:p><text:s text:c="2"/>32 619</text:p>
          </table:table-cell>
          <table:table-cell office:value-type="float" office:value="22210" table:style-name="ce39">
            <text:p><text:s text:c="2"/>22 210</text:p>
          </table:table-cell>
          <table:table-cell office:value-type="float" office:value="58510" table:style-name="ce39">
            <text:p><text:s text:c="2"/>58 510</text:p>
          </table:table-cell>
          <table:table-cell office:value-type="float" office:value="19091" table:style-name="ce39">
            <text:p><text:s text:c="2"/>19 091</text:p>
          </table:table-cell>
          <table:table-cell office:value-type="float" office:value="253576" table:style-name="ce39">
            <text:p><text:s text:c="2"/>253 576</text:p>
          </table:table-cell>
          <table:table-cell office:value-type="float" office:value="23588" table:style-name="ce39">
            <text:p><text:s text:c="2"/>23 588</text:p>
          </table:table-cell>
          <table:table-cell office:value-type="float" office:value="105437" table:style-name="ce39">
            <text:p><text:s text:c="2"/>105 437</text:p>
          </table:table-cell>
          <table:table-cell office:value-type="float" office:value="50352" table:style-name="ce39">
            <text:p><text:s text:c="2"/>50 352</text:p>
          </table:table-cell>
          <table:table-cell office:value-type="float" office:value="27643" table:style-name="ce39">
            <text:p><text:s text:c="2"/>27 643</text:p>
          </table:table-cell>
          <table:table-cell office:value-type="float" office:value="42790" table:style-name="ce39">
            <text:p><text:s text:c="2"/>42 790</text:p>
          </table:table-cell>
          <table:table-cell office:value-type="float" office:value="79842" table:style-name="ce39">
            <text:p><text:s text:c="2"/>79 842</text:p>
          </table:table-cell>
          <table:table-cell office:value-type="float" office:value="72361" table:style-name="ce39">
            <text:p><text:s text:c="2"/>72 361</text:p>
          </table:table-cell>
          <table:table-cell office:value-type="float" office:value="96034" table:style-name="ce39">
            <text:p><text:s text:c="2"/>96 034</text:p>
          </table:table-cell>
          <table:table-cell office:value-type="float" office:value="40031" table:style-name="ce39">
            <text:p><text:s text:c="2"/>40 031</text:p>
          </table:table-cell>
          <table:table-cell office:value-type="float" office:value="80782" table:style-name="ce39">
            <text:p><text:s text:c="2"/>80 782</text:p>
          </table:table-cell>
          <table:table-cell office:value-type="float" office:value="68505" table:style-name="ce39">
            <text:p><text:s text:c="2"/>68 505</text:p>
          </table:table-cell>
          <table:table-cell office:value-type="float" office:value="62609" table:style-name="ce39">
            <text:p><text:s text:c="2"/>62 609</text:p>
          </table:table-cell>
          <table:table-cell office:value-type="float" office:value="107999" table:style-name="ce39">
            <text:p><text:s text:c="2"/>107 999</text:p>
          </table:table-cell>
          <table:table-cell office:value-type="float" office:value="164711" table:style-name="ce39">
            <text:p><text:s text:c="2"/>164 711</text:p>
          </table:table-cell>
          <table:table-cell office:value-type="float" office:value="88005" table:style-name="ce39">
            <text:p><text:s text:c="2"/>88 005</text:p>
          </table:table-cell>
          <table:table-cell office:value-type="float" office:value="37397" table:style-name="ce39">
            <text:p><text:s text:c="2"/>37 397</text:p>
          </table:table-cell>
          <table:table-cell office:value-type="float" office:value="55725" table:style-name="ce39">
            <text:p><text:s text:c="2"/>55 725</text:p>
          </table:table-cell>
          <table:table-cell office:value-type="float" office:value="45446" table:style-name="ce39">
            <text:p><text:s text:c="2"/>45 446</text:p>
          </table:table-cell>
          <table:table-cell office:value-type="float" office:value="164366" table:style-name="ce39">
            <text:p><text:s text:c="2"/>164 366</text:p>
          </table:table-cell>
          <table:table-cell office:value-type="float" office:value="46839" table:style-name="ce39">
            <text:p><text:s text:c="2"/>46 839</text:p>
          </table:table-cell>
          <table:table-cell office:value-type="float" office:value="507895" table:style-name="ce39">
            <text:p><text:s text:c="2"/>507 895</text:p>
          </table:table-cell>
          <table:table-cell office:value-type="float" office:value="122008" table:style-name="ce39">
            <text:p><text:s text:c="2"/>122 008</text:p>
          </table:table-cell>
          <table:table-cell office:value-type="float" office:value="622903" table:style-name="ce39">
            <text:p><text:s text:c="2"/>622 903</text:p>
          </table:table-cell>
          <table:table-cell office:value-type="float" office:value="236960" table:style-name="ce39">
            <text:p><text:s text:c="2"/>236 960</text:p>
          </table:table-cell>
          <table:table-cell office:value-type="float" office:value="12157" table:style-name="ce39">
            <text:p><text:s text:c="2"/>12 157</text:p>
          </table:table-cell>
          <table:table-cell office:value-type="float" office:value="29117" table:style-name="ce39">
            <text:p><text:s text:c="2"/>29 117</text:p>
          </table:table-cell>
          <table:table-cell office:value-type="float" office:value="81006" table:style-name="ce39">
            <text:p><text:s text:c="2"/>81 006</text:p>
          </table:table-cell>
          <table:table-cell office:value-type="float" office:value="17261" table:style-name="ce39">
            <text:p><text:s text:c="2"/>17 261</text:p>
          </table:table-cell>
          <table:table-cell office:value-type="float" office:value="151663" table:style-name="ce39">
            <text:p><text:s text:c="2"/>151 663</text:p>
          </table:table-cell>
          <table:table-cell office:value-type="float" office:value="22566" table:style-name="ce39">
            <text:p><text:s text:c="2"/>22 566</text:p>
          </table:table-cell>
          <table:table-cell office:value-type="float" office:value="31112" table:style-name="ce39">
            <text:p><text:s text:c="2"/>31 112</text:p>
          </table:table-cell>
          <table:table-cell office:value-type="float" office:value="143249" table:style-name="ce39">
            <text:p><text:s text:c="2"/>143 249</text:p>
          </table:table-cell>
          <table:table-cell office:value-type="float" office:value="80788" table:style-name="ce39">
            <text:p><text:s text:c="2"/>80 788</text:p>
          </table:table-cell>
          <table:table-cell office:value-type="float" office:value="398032" table:style-name="ce39">
            <text:p><text:s text:c="2"/>398 032</text:p>
          </table:table-cell>
          <table:table-cell office:value-type="float" office:value="340359" table:style-name="ce39">
            <text:p><text:s text:c="2"/>340 359</text:p>
          </table:table-cell>
          <table:table-cell office:value-type="float" office:value="124627" table:style-name="ce39">
            <text:p><text:s text:c="2"/>124 627</text:p>
          </table:table-cell>
          <table:table-cell office:value-type="float" office:value="55932" table:style-name="ce39">
            <text:p><text:s text:c="2"/>55 932</text:p>
          </table:table-cell>
          <table:table-cell office:value-type="float" office:value="66427" table:style-name="ce39">
            <text:p><text:s text:c="2"/>66 427</text:p>
          </table:table-cell>
          <table:table-cell office:value-type="float" office:value="31358" table:style-name="ce39">
            <text:p><text:s text:c="2"/>31 358</text:p>
          </table:table-cell>
          <table:table-cell office:value-type="float" office:value="143082" table:style-name="ce39">
            <text:p><text:s text:c="2"/>143 082</text:p>
          </table:table-cell>
          <table:table-cell office:value-type="float" office:value="24822" table:style-name="ce39">
            <text:p><text:s text:c="2"/>24 822</text:p>
          </table:table-cell>
          <table:table-cell office:value-type="float" office:value="522385" table:style-name="ce39">
            <text:p><text:s text:c="2"/>522 385</text:p>
          </table:table-cell>
          <table:table-cell office:value-type="float" office:value="193081" table:style-name="ce39">
            <text:p><text:s text:c="2"/>193 081</text:p>
          </table:table-cell>
          <table:table-cell office:value-type="float" office:value="63272" table:style-name="ce39">
            <text:p><text:s text:c="2"/>63 272</text:p>
          </table:table-cell>
          <table:table-cell office:value-type="float" office:value="114794" table:style-name="ce39">
            <text:p><text:s text:c="2"/>114 794</text:p>
          </table:table-cell>
          <table:table-cell office:value-type="float" office:value="125360" table:style-name="ce39">
            <text:p><text:s text:c="2"/>125 360</text:p>
          </table:table-cell>
          <table:table-cell office:value-type="float" office:value="24702" table:style-name="ce39">
            <text:p><text:s text:c="2"/>24 702</text:p>
          </table:table-cell>
          <table:table-cell office:value-type="float" office:value="110543" table:style-name="ce39">
            <text:p><text:s text:c="2"/>110 543</text:p>
          </table:table-cell>
          <table:table-cell office:value-type="float" office:value="44434" table:style-name="ce39">
            <text:p><text:s text:c="2"/>44 434</text:p>
          </table:table-cell>
          <table:table-cell office:value-type="float" office:value="7438007" table:style-name="ce39">
            <text:p><text:s/>7 438 007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1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3578" table:style-name="ce36">
            <text:p><text:s text:c="2"/>3 57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56" table:style-name="ce36">
            <text:p><text:s text:c="3"/>25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668" table:style-name="ce36">
            <text:p><text:s text:c="3"/>66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2" table:style-name="ce36">
            <text:p><text:s text:c="3"/>4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261" table:style-name="ce37">
            <text:p><text:s text:c="2"/>1 26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286" table:style-name="ce37">
            <text:p><text:s text:c="2"/>1 286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0" table:style-name="ce37">
            <text:p><text:s text:c="3"/>8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" table:style-name="ce36">
            <text:p><text:s text:c="3"/>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8" table:style-name="ce36">
            <text:p><text:s text:c="3"/>3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933" table:style-name="ce36">
            <text:p><text:s text:c="2"/>1 933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395" table:style-name="ce36">
            <text:p><text:s text:c="3"/>39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7771" table:style-name="ce37">
            <text:p><text:s text:c="2"/>7 77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406" table:style-name="ce37">
            <text:p><text:s text:c="2"/>1 40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9055" table:style-name="ce37">
            <text:p><text:s text:c="2"/>29 05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552" table:style-name="ce37">
            <text:p><text:s text:c="2"/>2 55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789" table:style-name="ce36">
            <text:p><text:s text:c="3"/>78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12" table:style-name="ce36">
            <text:p><text:s text:c="3"/>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771" table:style-name="ce36">
            <text:p><text:s text:c="2"/>1 77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8" table:style-name="ce36">
            <text:p><text:s text:c="3"/>1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147" table:style-name="ce37">
            <text:p><text:s text:c="2"/>1 14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" table:style-name="ce38">
            <text:p><text:s text:c="3"/>1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1491" table:style-name="ce37">
            <text:p><text:s text:c="2"/>1 49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777" table:style-name="ce37">
            <text:p><text:s text:c="2"/>1 777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8" table:style-name="ce37">
            <text:p><text:s text:c="3"/>7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450" table:style-name="ce36">
            <text:p><text:s text:c="3"/>4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742" table:style-name="ce36">
            <text:p><text:s text:c="3"/>74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52" table:style-name="ce36">
            <text:p><text:s text:c="3"/>3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421" table:style-name="ce36">
            <text:p><text:s text:c="2"/>1 42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5368" table:style-name="ce36">
            <text:p><text:s text:c="2"/>5 36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443" table:style-name="ce37">
            <text:p><text:s text:c="2"/>3 44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64" table:style-name="ce37">
            <text:p><text:s text:c="2"/>1 46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879" table:style-name="ce37">
            <text:p><text:s text:c="2"/>2 87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2404" table:style-name="ce37">
            <text:p><text:s text:c="2"/>2 404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5916" table:style-name="ce38">
            <text:p><text:s text:c="2"/>5 91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085" table:style-name="ce36">
            <text:p><text:s text:c="2"/>2 08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35" table:style-name="ce36">
            <text:p><text:s text:c="3"/>33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660" table:style-name="ce36">
            <text:p><text:s text:c="3"/>66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294" table:style-name="ce36">
            <text:p><text:s text:c="2"/>3 2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62" table:style-name="ce36">
            <text:p><text:s text:c="3"/>26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4943" table:style-name="ce37">
            <text:p><text:s text:c="2"/>4 94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7887" table:style-name="ce37">
            <text:p><text:s text:c="2"/>7 88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366" table:style-name="ce37">
            <text:p><text:s text:c="2"/>1 36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4231" table:style-name="ce36">
            <text:p><text:s text:c="2"/>24 23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581" table:style-name="ce36">
            <text:p><text:s text:c="2"/>1 58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19713" table:style-name="ce36">
            <text:p><text:s text:c="2"/>19 7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1693" table:style-name="ce36">
            <text:p><text:s text:c="2"/>1 6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4523" table:style-name="ce36">
            <text:p><text:s text:c="2"/>14 52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2253" table:style-name="ce37">
            <text:p><text:s text:c="2"/>12 25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4947" table:style-name="ce38">
            <text:p><text:s text:c="2"/>4 94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480" table:style-name="ce38">
            <text:p><text:s text:c="2"/>4 48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874" table:style-name="ce37">
            <text:p><text:s text:c="3"/>87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8271" table:style-name="ce38">
            <text:p><text:s text:c="2"/>8 2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4193" table:style-name="ce36">
            <text:p><text:s text:c="2"/>14 1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549" table:style-name="ce36">
            <text:p><text:s text:c="2"/>5 5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4853" table:style-name="ce36">
            <text:p><text:s text:c="2"/>4 85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459" table:style-name="ce36">
            <text:p><text:s text:c="3"/>45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167" table:style-name="ce36">
            <text:p><text:s text:c="3"/>16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3983" table:style-name="ce38">
            <text:p><text:s text:c="2"/>3 98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518" table:style-name="ce37">
            <text:p><text:s text:c="3"/>51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8476" table:style-name="ce37">
            <text:p><text:s text:c="2"/>8 47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9027" table:style-name="ce37">
            <text:p><text:s text:c="2"/>9 02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32" table:style-name="ce37">
            <text:p><text:s text:c="3"/>13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8528" table:style-name="ce36">
            <text:p><text:s text:c="2"/>8 5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1298" table:style-name="ce36">
            <text:p><text:s text:c="2"/>11 29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0391" table:style-name="ce36">
            <text:p><text:s text:c="2"/>10 39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7592" table:style-name="ce36">
            <text:p><text:s text:c="2"/>17 59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9511" table:style-name="ce36">
            <text:p><text:s text:c="2"/>9 51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5006" table:style-name="ce37">
            <text:p><text:s text:c="2"/>15 00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1578" table:style-name="ce38">
            <text:p><text:s text:c="2"/>1 57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188" table:style-name="ce38">
            <text:p><text:s text:c="2"/>1 18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5454" table:style-name="ce37">
            <text:p><text:s text:c="2"/>5 45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6854" table:style-name="ce38">
            <text:p><text:s text:c="2"/>36 85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4147" table:style-name="ce36">
            <text:p><text:s text:c="2"/>24 14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916" table:style-name="ce36">
            <text:p><text:s text:c="2"/>2 91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6652" table:style-name="ce36">
            <text:p><text:s text:c="2"/>16 6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1495" table:style-name="ce36">
            <text:p><text:s text:c="2"/>11 49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60" table:style-name="ce36">
            <text:p><text:s text:c="3"/>86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6512" table:style-name="ce37">
            <text:p><text:s text:c="2"/>6 51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6995" table:style-name="ce38">
            <text:p><text:s text:c="2"/>6 99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489" table:style-name="ce38">
            <text:p><text:s text:c="2"/>2 48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80" table:style-name="ce38">
            <text:p><text:s text:c="3"/>48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443" table:style-name="ce36">
            <text:p><text:s text:c="3"/>4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620" table:style-name="ce36">
            <text:p><text:s text:c="2"/>1 62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00" table:style-name="ce36">
            <text:p><text:s text:c="3"/>10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420" table:style-name="ce38">
            <text:p><text:s text:c="2"/>1 42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122" table:style-name="ce37">
            <text:p><text:s text:c="2"/>1 12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5877" table:style-name="ce37">
            <text:p><text:s text:c="2"/>5 877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3837" table:style-name="ce37">
            <text:p><text:s text:c="2"/>3 83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58" table:style-name="ce37">
            <text:p><text:s text:c="3"/>15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1028" table:style-name="ce36">
            <text:p><text:s text:c="2"/>11 0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7280" table:style-name="ce36">
            <text:p><text:s text:c="2"/>7 28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749" table:style-name="ce36">
            <text:p><text:s text:c="2"/>1 74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801" table:style-name="ce36">
            <text:p><text:s text:c="2"/>1 80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341" table:style-name="ce36">
            <text:p><text:s text:c="3"/>34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7286" table:style-name="ce37">
            <text:p><text:s text:c="2"/>7 28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1657" table:style-name="ce37">
            <text:p><text:s text:c="2"/>11 65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097" table:style-name="ce37">
            <text:p><text:s text:c="2"/>3 097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042" table:style-name="ce37">
            <text:p><text:s text:c="2"/>2 04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607" table:style-name="ce36">
            <text:p><text:s text:c="2"/>7 607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160" table:style-name="ce36">
            <text:p><text:s text:c="2"/>1 16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32152" table:style-name="ce36">
            <text:p><text:s text:c="2"/>32 15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428" table:style-name="ce36">
            <text:p><text:s text:c="3"/>42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2972" table:style-name="ce37">
            <text:p><text:s text:c="2"/>2 97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291" table:style-name="ce36">
            <text:p><text:s text:c="3"/>29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1" table:style-name="ce36">
            <text:p><text:s text:c="3"/>2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2514" table:style-name="ce36">
            <text:p><text:s text:c="2"/>2 51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540566" table:style-name="ce48">
            <text:p><text:s text:c="2"/>540 566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1Z</dc:date>
    <meta:print-date>2006-08-24T11:49:52Z</meta:print-date>
  </office:meta>
</office:document-meta>
</file>